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6.541cm"/>
    </style:style>
    <style:style style:name="co5" style:family="table-column">
      <style:table-column-properties fo:break-before="auto" style:column-width="4.54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3.874cm"/>
    </style:style>
    <style:style style:name="co8" style:family="table-column">
      <style:table-column-properties fo:break-before="auto" style:column-width="4.794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3.935cm"/>
    </style:style>
    <style:style style:name="co11" style:family="table-column">
      <style:table-column-properties fo:break-before="auto" style:column-width="7.557cm"/>
    </style:style>
    <style:style style:name="co12" style:family="table-column">
      <style:table-column-properties fo:break-before="auto" style:column-width="6.602cm"/>
    </style:style>
    <style:style style:name="co13" style:family="table-column">
      <style:table-column-properties fo:break-before="auto" style:column-width="4.51cm"/>
    </style:style>
    <style:style style:name="co14" style:family="table-column">
      <style:table-column-properties fo:break-before="auto" style:column-width="7.017cm"/>
    </style:style>
    <style:style style:name="co15" style:family="table-column">
      <style:table-column-properties fo:break-before="auto" style:column-width="6.158cm"/>
    </style:style>
    <style:style style:name="co16" style:family="table-column">
      <style:table-column-properties fo:break-before="auto" style:column-width="44.385cm"/>
    </style:style>
    <style:style style:name="co17" style:family="table-column">
      <style:table-column-properties fo:break-before="auto" style:column-width="3.207cm"/>
    </style:style>
    <style:style style:name="co18" style:family="table-column">
      <style:table-column-properties fo:break-before="auto" style:column-width="2.288cm"/>
    </style:style>
    <style:style style:name="co19" style:family="table-column">
      <style:table-column-properties fo:break-before="auto" style:column-width="5.556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844cm"/>
    </style:style>
    <style:style style:name="co22" style:family="table-column">
      <style:table-column-properties fo:break-before="auto" style:column-width="0.095cm"/>
    </style:style>
    <style:style style:name="co23" style:family="table-column">
      <style:table-column-properties fo:break-before="auto" style:column-width="0.732cm"/>
    </style:style>
    <style:style style:name="co24" style:family="table-column">
      <style:table-column-properties fo:break-before="auto" style:column-width="6.985cm"/>
    </style:style>
    <style:style style:name="co25" style:family="table-column">
      <style:table-column-properties fo:break-before="auto" style:column-width="5.017cm"/>
    </style:style>
    <style:style style:name="co26" style:family="table-column">
      <style:table-column-properties fo:break-before="auto" style:column-width="3.491cm"/>
    </style:style>
    <style:style style:name="co27" style:family="table-column">
      <style:table-column-properties fo:break-before="auto" style:column-width="0.889cm"/>
    </style:style>
    <style:style style:name="co28" style:family="table-column">
      <style:table-column-properties fo:break-before="auto" style:column-width="4.35cm"/>
    </style:style>
    <style:style style:name="co29" style:family="table-column">
      <style:table-column-properties fo:break-before="auto" style:column-width="3.651cm"/>
    </style:style>
    <style:style style:name="co30" style:family="table-column">
      <style:table-column-properties fo:break-before="auto" style:column-width="42.799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CATALAGO_20_">
      <style:table-properties table:display="true" style:writing-mode="lr-tb"/>
    </style:style>
    <style:style style:name="ta2" style:family="table" style:master-page-name="PageStyle_5f_VIDE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ackground-color="#70ad47" style:diagonal-bl-tr="none" style:diagonal-tl-br="none" fo:border="none" style:rotation-align="none">
        <loext:background-complex-color loext:theme-type="accent6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ALAGO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number-columns-repeated="16364" table:default-cell-style-name="Default"/>
        <table:table-row table:style-name="ro1">
          <table:table-cell table:style-name="ce1" office:value-type="string" calcext:value-type="string">
            <text:p>numero </text:p>
          </table:table-cell>
          <table:table-cell table:number-columns-repeated="2" table:style-name="ce3" office:value-type="string" calcext:value-type="string">
            <text:p>skip</text:p>
          </table:table-cell>
          <table:table-cell table:style-name="ce5" office:value-type="string" calcext:value-type="string">
            <text:p>nome</text:p>
          </table:table-cell>
          <table:table-cell table:style-name="ce12" office:value-type="string" calcext:value-type="string">
            <text:p>registro</text:p>
          </table:table-cell>
          <table:table-cell table:style-name="ce18" office:value-type="string" calcext:value-type="string">
            <text:p>skip</text:p>
          </table:table-cell>
          <table:table-cell table:style-name="ce21" office:value-type="string" calcext:value-type="string">
            <text:p>ccg</text:p>
          </table:table-cell>
          <table:table-cell table:style-name="ce21" office:value-type="string" calcext:value-type="string">
            <text:p>nascimento</text:p>
          </table:table-cell>
          <table:table-cell table:style-name="ce21" office:value-type="string" calcext:value-type="string">
            <text:p>pai</text:p>
          </table:table-cell>
          <table:table-cell table:style-name="ce21" office:value-type="string" calcext:value-type="string">
            <text:p>rgd_pai</text:p>
          </table:table-cell>
          <table:table-cell table:style-name="ce21" office:value-type="string" calcext:value-type="string">
            <text:p>avo_paterno</text:p>
          </table:table-cell>
          <table:table-cell table:style-name="ce21" office:value-type="string" calcext:value-type="string">
            <text:p>avo_paterna</text:p>
          </table:table-cell>
          <table:table-cell table:style-name="ce21" office:value-type="string" calcext:value-type="string">
            <text:p>mae</text:p>
          </table:table-cell>
          <table:table-cell table:style-name="ce21" office:value-type="string" calcext:value-type="string">
            <text:p>rgd_mae</text:p>
          </table:table-cell>
          <table:table-cell table:style-name="ce21" office:value-type="string" calcext:value-type="string">
            <text:p>lactacao_mae</text:p>
          </table:table-cell>
          <table:table-cell table:style-name="ce21" office:value-type="string" calcext:value-type="string">
            <text:p>avo_materno</text:p>
          </table:table-cell>
          <table:table-cell table:style-name="ce21" office:value-type="string" calcext:value-type="string">
            <text:p>avo_materna</text:p>
          </table:table-cell>
          <table:table-cell table:style-name="ce21" office:value-type="string" calcext:value-type="string">
            <text:p>lactacao_avo_materna</text:p>
          </table:table-cell>
          <table:table-cell table:style-name="ce21" office:value-type="string" calcext:value-type="string">
            <text:p>observacoes</text:p>
          </table:table-cell>
          <table:table-cell table:number-columns-repeated="1636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ODALEIA FIV DA PEZ</text:p>
          </table:table-cell>
          <table:table-cell table:style-name="ce13" office:value-type="string" calcext:value-type="string">
            <text:p>4228-CL</text:p>
          </table:table-cell>
          <table:table-cell table:style-name="ce14" office:value-type="float" office:value="1761" calcext:value-type="float">
            <text:p>1761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0/08/2021</text:p>
          </table:table-cell>
          <table:table-cell table:style-name="ce4" office:value-type="string" calcext:value-type="string">
            <text:p>WOODCREST KING DOC</text:p>
          </table:table-cell>
          <table:table-cell table:style-name="ce4" office:value-type="string" calcext:value-type="string">
            <text:p>AX152748</text:p>
          </table:table-cell>
          <table:table-cell table:style-name="ce4" office:value-type="string" calcext:value-type="string">
            <text:p>MORNINGVIEW MCC KINGBOY - ET</text:p>
          </table:table-cell>
          <table:table-cell table:style-name="ce4" office:value-type="string" calcext:value-type="string">
            <text:p>WCD-ZBW MACK DADDY - ET </text:p>
          </table:table-cell>
          <table:table-cell table:style-name="ce4" office:value-type="string" calcext:value-type="string">
            <text:p>VITA DONA BEJA</text:p>
          </table:table-cell>
          <table:table-cell table:style-name="ce4" office:value-type="string" calcext:value-type="string">
            <text:p>MMAT204 </text:p>
          </table:table-cell>
          <table:table-cell table:style-name="ce26" office:value-type="string" calcext:value-type="string">
            <text:p>6.857 KG/LEITE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GRANJA FIV BCC MAMJ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FARNEAR NACHO 41092-ET x IEDA FIV) COM PREVISÃO DE PARTO PARA 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BILARA FIV DA PEZ</text:p>
          </table:table-cell>
          <table:table-cell table:style-name="ce13" office:value-type="string" calcext:value-type="string">
            <text:p>4236-CL</text:p>
          </table:table-cell>
          <table:table-cell table:style-name="ce14" office:value-type="float" office:value="1964" calcext:value-type="float">
            <text:p>196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8/12/2021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SI PR RENEGADE - ET </text:p>
          </table:table-cell>
          <table:table-cell table:style-name="ce4" office:value-type="string" calcext:value-type="string">
            <text:p>SSI TOOKE 7261 8495 - ET </text:p>
          </table:table-cell>
          <table:table-cell table:style-name="ce4" office:value-type="string" calcext:value-type="string">
            <text:p>ATENAS FIV</text:p>
          </table:table-cell>
          <table:table-cell table:style-name="ce4" office:value-type="string" calcext:value-type="string">
            <text:p>PEZ29</text:p>
          </table:table-cell>
          <table:table-cell table:style-name="ce26" office:value-type="string" calcext:value-type="string">
            <text:p>5.191 KG/LEITE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09/11/2024 SEXADO DE FÊMEA <text:s text:c="2"/></text:p>
          </table:table-cell>
          <table:table-cell table:number-columns-repeated="1636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YASMINE FIV DA PEZ</text:p>
          </table:table-cell>
          <table:table-cell table:style-name="ce13" office:value-type="string" calcext:value-type="string">
            <text:p>1276-CD</text:p>
          </table:table-cell>
          <table:table-cell table:style-name="ce14" office:value-type="float" office:value="2007" calcext:value-type="float">
            <text:p>2007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9/01/2022</text:p>
          </table:table-cell>
          <table:table-cell table:style-name="ce4" office:value-type="string" calcext:value-type="string">
            <text:p>REGANCREST-GV S BRADNICK-ET</text:p>
          </table:table-cell>
          <table:table-cell table:style-name="ce4" office:value-type="string" calcext:value-type="string">
            <text:p>AX134761</text:p>
          </table:table-cell>
          <table:table-cell table:style-name="ce4" office:value-type="string" calcext:value-type="string">
            <text:p>GEN-MARK STMATIC SANCHEZ </text:p>
          </table:table-cell>
          <table:table-cell table:style-name="ce4" office:value-type="string" calcext:value-type="string">
            <text:p>REGANCREST BREYA-ET </text:p>
          </table:table-cell>
          <table:table-cell table:style-name="ce4" office:value-type="string" calcext:value-type="string">
            <text:p>CARBINA FIV CAL</text:p>
          </table:table-cell>
          <table:table-cell table:style-name="ce4" office:value-type="string" calcext:value-type="string">
            <text:p>CAL8688</text:p>
          </table:table-cell>
          <table:table-cell table:style-name="ce26" office:value-type="string" calcext:value-type="string">
            <text:p>7.002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PERCEBIDA TE CAL </text:p>
          </table:table-cell>
          <table:table-cell table:style-name="ce26"/>
          <table:table-cell table:style-name="ce28" office:value-type="string" calcext:value-type="string">
            <text:p>SEGUE COM PRENHEZ <text:s/>CONFIRMADA DE INSEMINAÇÃO DO TOURO DG JUST IN TIME (SEX) COM PREVISÃO DE PARTO PARA 08/11/2024 SEXADO DE FÊMEA <text:s text:c="2"/></text:p>
          </table:table-cell>
          <table:table-cell table:number-columns-repeated="1636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AMERICANA FIV DA PEZ</text:p>
          </table:table-cell>
          <table:table-cell table:style-name="ce13" office:value-type="string" calcext:value-type="string">
            <text:p>1271-CD</text:p>
          </table:table-cell>
          <table:table-cell table:style-name="ce14" office:value-type="float" office:value="2029" calcext:value-type="float">
            <text:p>202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3/02/2022</text:p>
          </table:table-cell>
          <table:table-cell table:style-name="ce4" office:value-type="string" calcext:value-type="string">
            <text:p>REGANCREST-GV S BRADNICK-ET</text:p>
          </table:table-cell>
          <table:table-cell table:style-name="ce4" office:value-type="string" calcext:value-type="string">
            <text:p>AX134761</text:p>
          </table:table-cell>
          <table:table-cell table:style-name="ce4" office:value-type="string" calcext:value-type="string">
            <text:p>GEN-MARK STMATIC SANCHEZ </text:p>
          </table:table-cell>
          <table:table-cell table:style-name="ce4" office:value-type="string" calcext:value-type="string">
            <text:p>REGANCREST BREYA-ET </text:p>
          </table:table-cell>
          <table:table-cell table:style-name="ce4" office:value-type="string" calcext:value-type="string">
            <text:p>NAGY FIV </text:p>
          </table:table-cell>
          <table:table-cell table:style-name="ce4" office:value-type="string" calcext:value-type="string">
            <text:p>PEZ105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<text:s/>CONFIRMADA DE EMBRIÃO 1/2 SANGUE DO ACASALAMENTO (GENOSOURCE CAPT HIGHCARD-ET x BASCULA DA PEZ) COM PREVISÃO DE PARTO PARA 21/10/2024 SEXADO DE FÊMEA <text:s text:c="7"/></text:p>
          </table:table-cell>
          <table:table-cell table:number-columns-repeated="1636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7" office:value-type="string" calcext:value-type="string">
            <text:p>JACAÚNA FIV DA PEZ</text:p>
          </table:table-cell>
          <table:table-cell table:style-name="ce13" office:value-type="string" calcext:value-type="string">
            <text:p>4225-CL</text:p>
          </table:table-cell>
          <table:table-cell table:style-name="ce14" office:value-type="float" office:value="2065" calcext:value-type="float">
            <text:p>2065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7/02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DIALANA DA F.E</text:p>
          </table:table-cell>
          <table:table-cell table:style-name="ce4" office:value-type="string" calcext:value-type="string">
            <text:p>FELG733</text:p>
          </table:table-cell>
          <table:table-cell table:style-name="ce26" office:value-type="string" calcext:value-type="string">
            <text:p>5.103 KG/LEITE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28" office:value-type="string" calcext:value-type="string">
            <text:p>SEGUE COM PRENHEZ CONFIRMADA DE INSEMINAÇÃO DO TOURO STGEN TAMP BUCKNELL-ET(SEX) <text:s/>COM PREVISÃO DE PARTO PARA <text:s/>21/10/2024 SEXADO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APIDADA FIV DA PEZ</text:p>
          </table:table-cell>
          <table:table-cell table:style-name="ce13" office:value-type="string" calcext:value-type="string">
            <text:p>4218-CL</text:p>
          </table:table-cell>
          <table:table-cell table:style-name="ce14" office:value-type="float" office:value="2068" calcext:value-type="float">
            <text:p>206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8/02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CHIQUESA FIV</text:p>
          </table:table-cell>
          <table:table-cell table:style-name="ce4" office:value-type="string" calcext:value-type="string">
            <text:p>PEZ69</text:p>
          </table:table-cell>
          <table:table-cell table:style-name="ce26" office:value-type="string" calcext:value-type="string">
            <text:p>4.147 KG/LEITE</text:p>
          </table:table-cell>
          <table:table-cell table:style-name="ce4" office:value-type="string" calcext:value-type="string">
            <text:p>TALISMA </text:p>
          </table:table-cell>
          <table:table-cell table:style-name="ce4" office:value-type="string" calcext:value-type="string">
            <text:p>VITA DONA BEJA </text:p>
          </table:table-cell>
          <table:table-cell table:style-name="ce26" office:value-type="string" calcext:value-type="string">
            <text:p>6.857 KG/LEITE</text:p>
          </table:table-cell>
          <table:table-cell table:style-name="ce28" office:value-type="string" calcext:value-type="string">
            <text:p>SEGUE COM PRENHEZ CONFIRMADA DE INSEMINAÇÃO DO TOURO DG JUST IN TIME (SEX) <text:s/>COM PREVISÃO DE PARTO PARA 10/11/2024 SEXADO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JANÉIA DA PEZ</text:p>
          </table:table-cell>
          <table:table-cell table:style-name="ce13" office:value-type="string" calcext:value-type="string">
            <text:p>4230-CL(LA)</text:p>
          </table:table-cell>
          <table:table-cell table:style-name="ce14" office:value-type="float" office:value="2083" calcext:value-type="float">
            <text:p>2083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4/02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ARLETE</text:p>
          </table:table-cell>
          <table:table-cell table:style-name="ce4"/>
          <table:table-cell table:style-name="ce26"/>
          <table:table-cell table:style-name="ce4" table:number-columns-repeated="2"/>
          <table:table-cell table:style-name="ce26"/>
          <table:table-cell table:style-name="ce28" office:value-type="string" calcext:value-type="string">
            <text:p>SEGUE COM PRENHEZ <text:s/>CONFIRMADA DE INSEMINAÇÃO DO TOURO JOOK ESTN QUALITY-ET(SEX) COM PREVISÃO DE PARTO PARA 02/12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7" office:value-type="string" calcext:value-type="string">
            <text:p>CAPITIVA FIV DA PEZ</text:p>
          </table:table-cell>
          <table:table-cell table:style-name="ce13" office:value-type="string" calcext:value-type="string">
            <text:p>4216-CL</text:p>
          </table:table-cell>
          <table:table-cell table:style-name="ce14" office:value-type="float" office:value="2087" calcext:value-type="float">
            <text:p>2087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6/02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PATRAS FIV</text:p>
          </table:table-cell>
          <table:table-cell table:style-name="ce4" office:value-type="string" calcext:value-type="string">
            <text:p>PEZ27</text:p>
          </table:table-cell>
          <table:table-cell table:style-name="ce26"/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28" office:value-type="string" calcext:value-type="string">
            <text:p>SEGUE COM PRENHEZ CONFIRMADA DE INSEMINAÇÃO DO TOURO SANRECAM LOOPING(SEX) COM PREVISÃO DE PARTO PARA <text:s/>30/09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ORIGEM FIV DA PEZ</text:p>
          </table:table-cell>
          <table:table-cell table:style-name="ce13" office:value-type="string" calcext:value-type="string">
            <text:p>4227-CL</text:p>
          </table:table-cell>
          <table:table-cell table:style-name="ce14" office:value-type="float" office:value="2100" calcext:value-type="float">
            <text:p>2100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5/03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CASUARINA FIV</text:p>
          </table:table-cell>
          <table:table-cell table:style-name="ce4" office:value-type="string" calcext:value-type="string">
            <text:p>I6074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IMAGEM FIV DA PEZ</text:p>
          </table:table-cell>
          <table:table-cell table:style-name="ce13" office:value-type="string" calcext:value-type="string">
            <text:p>4219-CL</text:p>
          </table:table-cell>
          <table:table-cell table:style-name="ce14" office:value-type="float" office:value="2114" calcext:value-type="float">
            <text:p>211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0/03/202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X157794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" office:value-type="string" calcext:value-type="string">
            <text:p>LISBOA FIV</text:p>
          </table:table-cell>
          <table:table-cell table:style-name="ce4" office:value-type="string" calcext:value-type="string">
            <text:p>PEZ36</text:p>
          </table:table-cell>
          <table:table-cell table:style-name="ce26" office:value-type="string" calcext:value-type="string">
            <text:p>4.962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TACA FIV DA PLAMA </text:p>
          </table:table-cell>
          <table:table-cell table:style-name="ce26"/>
          <table:table-cell table:style-name="ce28" office:value-type="string" calcext:value-type="string">
            <text:p>SEGUE COM PRENHEZ <text:s/>CONFIRMADA DE INSEMINAÇÃO DO TOURO SANRECAM LOOPING(SEX) COM PREVISÃO DE PARTO PARA <text:s/>30/09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MARLUCIA FIV DA PEZ</text:p>
          </table:table-cell>
          <table:table-cell table:style-name="ce13" office:value-type="string" calcext:value-type="string">
            <text:p>2446-CD</text:p>
          </table:table-cell>
          <table:table-cell table:style-name="ce14" office:value-type="float" office:value="2116" calcext:value-type="float">
            <text:p>2116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0/03/202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X157794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18/11/2024 SEXADO DE FÊMEA <text:s text:c="7"/></text:p>
          </table:table-cell>
          <table:table-cell table:number-columns-repeated="1636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UZIA FIV DA PEZ</text:p>
          </table:table-cell>
          <table:table-cell table:style-name="ce13" office:value-type="string" calcext:value-type="string">
            <text:p>1277-CD</text:p>
          </table:table-cell>
          <table:table-cell table:style-name="ce14" office:value-type="float" office:value="2132" calcext:value-type="float">
            <text:p>213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6/03/202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X157794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" office:value-type="string" calcext:value-type="string">
            <text:p>ATHENAS FIV</text:p>
          </table:table-cell>
          <table:table-cell table:style-name="ce4" office:value-type="string" calcext:value-type="string">
            <text:p>PEZ29</text:p>
          </table:table-cell>
          <table:table-cell table:style-name="ce26" office:value-type="string" calcext:value-type="string">
            <text:p>5.191 KG/LEITE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FÉCULA FIV DA PEZ</text:p>
          </table:table-cell>
          <table:table-cell table:style-name="ce13" office:value-type="string" calcext:value-type="string">
            <text:p>1284-CD</text:p>
          </table:table-cell>
          <table:table-cell table:style-name="ce14" office:value-type="float" office:value="2134" calcext:value-type="float">
            <text:p>213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6/03/202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X157794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" office:value-type="string" calcext:value-type="string">
            <text:p>PAINEIRA FIV</text:p>
          </table:table-cell>
          <table:table-cell table:style-name="ce4" office:value-type="string" calcext:value-type="string">
            <text:p>PEZ103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PLANALTINA FIV DA PEZ</text:p>
          </table:table-cell>
          <table:table-cell table:style-name="ce14" office:value-type="string" calcext:value-type="string">
            <text:p>4203-CL</text:p>
          </table:table-cell>
          <table:table-cell table:style-name="ce14" office:value-type="float" office:value="2159" calcext:value-type="float">
            <text:p>215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4/04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ESTIVA FIV </text:p>
          </table:table-cell>
          <table:table-cell table:style-name="ce4" office:value-type="string" calcext:value-type="string">
            <text:p>I6073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8" office:value-type="string" calcext:value-type="string">
            <text:p>SEGUE COM PRENHEZ CONFIRMADA DE INSEMINAÇÃO DO TOURO JOOK ESTN QUALITY-ET(SEX) COM PREVISÃO DE PARTO PARA <text:s/>02/12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HILDA FIV DA PEZ</text:p>
          </table:table-cell>
          <table:table-cell table:style-name="ce13" office:value-type="string" calcext:value-type="string">
            <text:p>1265-CD</text:p>
          </table:table-cell>
          <table:table-cell table:style-name="ce14" office:value-type="float" office:value="2161" calcext:value-type="float">
            <text:p>2161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5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UMARA FIV DA PEZ</text:p>
          </table:table-cell>
          <table:table-cell table:style-name="ce13" office:value-type="string" calcext:value-type="string">
            <text:p>1055-CD</text:p>
          </table:table-cell>
          <table:table-cell table:style-name="ce14" office:value-type="float" office:value="2163" calcext:value-type="float">
            <text:p>2163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5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TISSIANE DONA BEJA</text:p>
          </table:table-cell>
          <table:table-cell table:style-name="ce4" office:value-type="string" calcext:value-type="string">
            <text:p>MMAT176</text:p>
          </table:table-cell>
          <table:table-cell table:style-name="ce26" office:value-type="string" calcext:value-type="string">
            <text:p>5.382 KG/LEITE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MICHELE DA PEZ</text:p>
          </table:table-cell>
          <table:table-cell table:style-name="ce14" office:value-type="string" calcext:value-type="string">
            <text:p>2444-CD</text:p>
          </table:table-cell>
          <table:table-cell table:style-name="ce14" office:value-type="float" office:value="2166" calcext:value-type="float">
            <text:p>2166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8/04/2022</text:p>
          </table:table-cell>
          <table:table-cell table:style-name="ce4" office:value-type="string" calcext:value-type="string">
            <text:p>PROGENESIS ALTASTARK-ET</text:p>
          </table:table-cell>
          <table:table-cell table:style-name="ce4" office:value-type="string" calcext:value-type="string">
            <text:p>AX156129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EILDON-TWEED JEDI BIKINI-ET </text:p>
          </table:table-cell>
          <table:table-cell table:style-name="ce4" office:value-type="string" calcext:value-type="string">
            <text:p>DONA FIV</text:p>
          </table:table-cell>
          <table:table-cell table:style-name="ce4" office:value-type="string" calcext:value-type="string">
            <text:p>PEZ104 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7" office:value-type="string" calcext:value-type="string">
            <text:p>SEGUE COM PRENHEZ CONFIRMADA DE EMBRIÃO 1/2 SANGUE DO ACASALAMENTO (GENOSOURCE CAPT HIGHCARD-ET x MANDALA FIV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HOLGA FIV DA PEZ</text:p>
          </table:table-cell>
          <table:table-cell table:style-name="ce15" office:value-type="string" calcext:value-type="string">
            <text:p>0932-CD</text:p>
          </table:table-cell>
          <table:table-cell table:style-name="ce14" office:value-type="float" office:value="2168" calcext:value-type="float">
            <text:p>216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9/04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INGRID DA PEZ</text:p>
          </table:table-cell>
          <table:table-cell table:style-name="ce4" office:value-type="string" calcext:value-type="string">
            <text:p>I6070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TJR DUKE DAWSON-ET x HAIDEE DA PEZ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EMILIA FIV DA PEZ</text:p>
          </table:table-cell>
          <table:table-cell table:style-name="ce13" office:value-type="string" calcext:value-type="string">
            <text:p>4232-CL</text:p>
          </table:table-cell>
          <table:table-cell table:style-name="ce14" office:value-type="float" office:value="2169" calcext:value-type="float">
            <text:p>216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2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BANDAGEM FIV DA PEZ</text:p>
          </table:table-cell>
          <table:table-cell table:style-name="ce14" office:value-type="string" calcext:value-type="string">
            <text:p>1269-CD</text:p>
          </table:table-cell>
          <table:table-cell table:style-name="ce14" office:value-type="float" office:value="2171" calcext:value-type="float">
            <text:p>2171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2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TISSIANE DONA BEJA</text:p>
          </table:table-cell>
          <table:table-cell table:style-name="ce4" office:value-type="string" calcext:value-type="string">
            <text:p>MMAT176</text:p>
          </table:table-cell>
          <table:table-cell table:style-name="ce26" office:value-type="string" calcext:value-type="string">
            <text:p>5.382 KG/LEITE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LISBOA FIV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FOTO FIV DA PEZ</text:p>
          </table:table-cell>
          <table:table-cell table:style-name="ce14" office:value-type="string" calcext:value-type="string">
            <text:p>1259-CD</text:p>
          </table:table-cell>
          <table:table-cell table:style-name="ce14" office:value-type="float" office:value="2172" calcext:value-type="float">
            <text:p>217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2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TISSIANE DONA BEJA</text:p>
          </table:table-cell>
          <table:table-cell table:style-name="ce4" office:value-type="string" calcext:value-type="string">
            <text:p>MMAT176</text:p>
          </table:table-cell>
          <table:table-cell table:style-name="ce26" office:value-type="string" calcext:value-type="string">
            <text:p>5382 KG/LEITE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GITA FIV DA PEZ</text:p>
          </table:table-cell>
          <table:table-cell table:style-name="ce13" office:value-type="string" calcext:value-type="string">
            <text:p>1256-CD</text:p>
          </table:table-cell>
          <table:table-cell table:style-name="ce14" office:value-type="float" office:value="2176" calcext:value-type="float">
            <text:p>2176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4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PAINEIRA FIV</text:p>
          </table:table-cell>
          <table:table-cell table:style-name="ce4" office:value-type="string" calcext:value-type="string">
            <text:p>PEZ103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7" office:value-type="string" calcext:value-type="string">
            <text:p>SEGUE COM PRENHEZ CONFIRMADA DE EMBRIÃO 1/2 SANGUE DO ACASALAMENTO (DG TIQ TAQ x ANGELICA FIV) COM PREVISÃO DE PARTO PARA <text:s/>30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RAFAELA FIV DA PEZ</text:p>
          </table:table-cell>
          <table:table-cell table:style-name="ce14" office:value-type="string" calcext:value-type="string">
            <text:p>0931-CD</text:p>
          </table:table-cell>
          <table:table-cell table:style-name="ce14" office:value-type="float" office:value="2178" calcext:value-type="float">
            <text:p>217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5/04/20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X15853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" office:value-type="string" calcext:value-type="string">
            <text:p>TISSIANE DONA BEJA</text:p>
          </table:table-cell>
          <table:table-cell table:style-name="ce4" office:value-type="string" calcext:value-type="string">
            <text:p>MMAT176</text:p>
          </table:table-cell>
          <table:table-cell table:style-name="ce26" office:value-type="string" calcext:value-type="string">
            <text:p>5.382 KG/LEITE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DUPLICATA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ALAGOANA DA PEZ</text:p>
          </table:table-cell>
          <table:table-cell table:style-name="ce13" office:value-type="string" calcext:value-type="string">
            <text:p>2439-CD</text:p>
          </table:table-cell>
          <table:table-cell table:style-name="ce14" office:value-type="float" office:value="2204" calcext:value-type="float">
            <text:p>220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7/05/2022</text:p>
          </table:table-cell>
          <table:table-cell table:style-name="ce4" office:value-type="string" calcext:value-type="string">
            <text:p>PEAK ALTALUCHE-ET</text:p>
          </table:table-cell>
          <table:table-cell table:style-name="ce4" office:value-type="string" calcext:value-type="string">
            <text:p>AX158460</text:p>
          </table:table-cell>
          <table:table-cell table:style-name="ce4" office:value-type="string" calcext:value-type="string">
            <text:p>PROGENESIS MARIUS </text:p>
          </table:table-cell>
          <table:table-cell table:style-name="ce4" office:value-type="string" calcext:value-type="string">
            <text:p>COOL-LAWM MS JEDI 5267- ET </text:p>
          </table:table-cell>
          <table:table-cell table:style-name="ce4" office:value-type="string" calcext:value-type="string">
            <text:p>TARA DA PEZ</text:p>
          </table:table-cell>
          <table:table-cell table:style-name="ce4" office:value-type="string" calcext:value-type="string">
            <text:p>PEZ133</text:p>
          </table:table-cell>
          <table:table-cell table:style-name="ce26"/>
          <table:table-cell table:style-name="ce4" office:value-type="string" calcext:value-type="string">
            <text:p>PH UISQUE </text:p>
          </table:table-cell>
          <table:table-cell table:style-name="ce4" office:value-type="string" calcext:value-type="string">
            <text:p>VITA DONA BEJA </text:p>
          </table:table-cell>
          <table:table-cell table:style-name="ce26" office:value-type="string" calcext:value-type="string">
            <text:p>6.857 KG/LEITE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21/10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REFORMADA DA PEZ</text:p>
          </table:table-cell>
          <table:table-cell table:style-name="ce13" office:value-type="string" calcext:value-type="string">
            <text:p>1280-CD</text:p>
          </table:table-cell>
          <table:table-cell table:style-name="ce14" office:value-type="float" office:value="2230" calcext:value-type="float">
            <text:p>2230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2/06/2022</text:p>
          </table:table-cell>
          <table:table-cell table:style-name="ce4" office:value-type="string" calcext:value-type="string">
            <text:p>PEAK ALTAOLAF-ET</text:p>
          </table:table-cell>
          <table:table-cell table:style-name="ce4" office:value-type="string" calcext:value-type="string">
            <text:p>AX156871</text:p>
          </table:table-cell>
          <table:table-cell table:style-name="ce4" office:value-type="string" calcext:value-type="string">
            <text:p>BLUMENFELD JEDI RESOLVE -ET </text:p>
          </table:table-cell>
          <table:table-cell table:style-name="ce4" office:value-type="string" calcext:value-type="string">
            <text:p>MCVD GLAMOUR - ET </text:p>
          </table:table-cell>
          <table:table-cell table:style-name="ce4" office:value-type="string" calcext:value-type="string">
            <text:p>DIALANA DA F.E</text:p>
          </table:table-cell>
          <table:table-cell table:style-name="ce4" office:value-type="string" calcext:value-type="string">
            <text:p>FELG733</text:p>
          </table:table-cell>
          <table:table-cell table:style-name="ce26" office:value-type="string" calcext:value-type="string">
            <text:p>5.103 KG/LEITE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ALMENARA FIV DA PEZ</text:p>
          </table:table-cell>
          <table:table-cell table:style-name="ce13" office:value-type="string" calcext:value-type="string">
            <text:p>4220-CL</text:p>
          </table:table-cell>
          <table:table-cell table:style-name="ce14" office:value-type="float" office:value="2234" calcext:value-type="float">
            <text:p>223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4/06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PAINEIRA FIV</text:p>
          </table:table-cell>
          <table:table-cell table:style-name="ce4" office:value-type="string" calcext:value-type="string">
            <text:p>PEZ103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7" office:value-type="string" calcext:value-type="string">
            <text:p>SEGUE COM PRENHEZ CONFIRMADA DE EMBRIÃO 1/2 SANGUE DO ACASALAMENTO (GENOSOURCE CAPT HIGHCARD-ET x RECEITA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FOCA FIV DA PEZ</text:p>
          </table:table-cell>
          <table:table-cell table:style-name="ce13" office:value-type="string" calcext:value-type="string">
            <text:p>4212-CL</text:p>
          </table:table-cell>
          <table:table-cell table:style-name="ce14" office:value-type="float" office:value="2249" calcext:value-type="float">
            <text:p>224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0/06/2022</text:p>
          </table:table-cell>
          <table:table-cell table:style-name="ce4" office:value-type="string" calcext:value-type="string">
            <text:p>WOODCREST KING DOC</text:p>
          </table:table-cell>
          <table:table-cell table:style-name="ce4" office:value-type="string" calcext:value-type="string">
            <text:p>AX152748</text:p>
          </table:table-cell>
          <table:table-cell table:style-name="ce4" office:value-type="string" calcext:value-type="string">
            <text:p>MORNINGVIEW MCC KINGBOY - ET</text:p>
          </table:table-cell>
          <table:table-cell table:style-name="ce4" office:value-type="string" calcext:value-type="string">
            <text:p>WCD-ZBW MACK DADDY - ET </text:p>
          </table:table-cell>
          <table:table-cell table:style-name="ce4" office:value-type="string" calcext:value-type="string">
            <text:p>LAURA FIV </text:p>
          </table:table-cell>
          <table:table-cell table:style-name="ce4" office:value-type="string" calcext:value-type="string">
            <text:p>PEZ99</text:p>
          </table:table-cell>
          <table:table-cell table:style-name="ce26" office:value-type="string" calcext:value-type="string">
            <text:p>4.049 KG/LEITE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4" office:value-type="string" calcext:value-type="string">
            <text:p>NAMARA DA PEZ</text:p>
          </table:table-cell>
          <table:table-cell table:style-name="ce14" office:value-type="string" calcext:value-type="string">
            <text:p>1292-CD</text:p>
          </table:table-cell>
          <table:table-cell table:style-name="ce14" office:value-type="float" office:value="2257" calcext:value-type="float">
            <text:p>2257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3/06/2022</text:p>
          </table:table-cell>
          <table:table-cell table:style-name="ce4" office:value-type="string" calcext:value-type="string">
            <text:p>COOKIECUTTER SKY HIPSHOT-ET</text:p>
          </table:table-cell>
          <table:table-cell table:style-name="ce4" office:value-type="string" calcext:value-type="string">
            <text:p>AX157782</text:p>
          </table:table-cell>
          <table:table-cell table:style-name="ce4" office:value-type="string" calcext:value-type="string">
            <text:p>BOMAZ SKYWALKER-ET </text:p>
          </table:table-cell>
          <table:table-cell table:style-name="ce4" office:value-type="string" calcext:value-type="string">
            <text:p>COOKIECUTTER SUPR HAZAJO-ET <text:s text:c="2"/></text:p>
          </table:table-cell>
          <table:table-cell table:style-name="ce4" office:value-type="string" calcext:value-type="string">
            <text:p>FIGO FI9V FAYANA</text:p>
          </table:table-cell>
          <table:table-cell table:style-name="ce4" office:value-type="string" calcext:value-type="string">
            <text:p>HCFG1086</text:p>
          </table:table-cell>
          <table:table-cell table:style-name="ce26" office:value-type="string" calcext:value-type="string">
            <text:p>6.511 KG/LEITE 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TRAMA TE CAL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IEDA FIV 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BANANA FIV DA PEZ</text:p>
          </table:table-cell>
          <table:table-cell table:style-name="ce13" office:value-type="string" calcext:value-type="string">
            <text:p>4226-CL</text:p>
          </table:table-cell>
          <table:table-cell table:style-name="ce14" office:value-type="float" office:value="2260" calcext:value-type="float">
            <text:p>2260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4/06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 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CHANIA FIV </text:p>
          </table:table-cell>
          <table:table-cell table:style-name="ce4" office:value-type="string" calcext:value-type="string">
            <text:p>PEZ231</text:p>
          </table:table-cell>
          <table:table-cell table:style-name="ce26"/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CONFIRMADA DE EMBRIÃO 1/2 SANGUE DO ACASALAMENTO (GENOSOURCE CAPT HIGHCARD-ET x CACHOEIRA DA PEZ) COM PREVISÃO DE PARTO PARA <text:s/>21/10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JOCALIA FIV DA PEZ</text:p>
          </table:table-cell>
          <table:table-cell table:style-name="ce13" office:value-type="string" calcext:value-type="string">
            <text:p>4231-CL</text:p>
          </table:table-cell>
          <table:table-cell table:style-name="ce14" office:value-type="float" office:value="2275" calcext:value-type="float">
            <text:p>2275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9/06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 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CHANIA FIV </text:p>
          </table:table-cell>
          <table:table-cell table:style-name="ce4" office:value-type="string" calcext:value-type="string">
            <text:p>PEZ231</text:p>
          </table:table-cell>
          <table:table-cell table:style-name="ce26"/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8" office:value-type="string" calcext:value-type="string">
            <text:p>SEGUE COM PRENHEZ CONFIRMADA DE INSEMINAÇÃO DO TOURO SANRECAM LOOPING(SEX) COM PREVISÃO DE PARTO PARA <text:s/>30/09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PAULISTANA FIV DA PEZ</text:p>
          </table:table-cell>
          <table:table-cell table:style-name="ce13" office:value-type="string" calcext:value-type="string">
            <text:p>4217-CL</text:p>
          </table:table-cell>
          <table:table-cell table:style-name="ce14" office:value-type="float" office:value="2278" calcext:value-type="float">
            <text:p>227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0/06/2022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AX158639 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" office:value-type="string" calcext:value-type="string">
            <text:p>PAINEIRA FIV</text:p>
          </table:table-cell>
          <table:table-cell table:style-name="ce4" office:value-type="string" calcext:value-type="string">
            <text:p>PEZ103</text:p>
          </table:table-cell>
          <table:table-cell table:style-name="ce26"/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DITA FIV DA PEZ</text:p>
          </table:table-cell>
          <table:table-cell table:style-name="ce13" office:value-type="string" calcext:value-type="string">
            <text:p>4235-CL</text:p>
          </table:table-cell>
          <table:table-cell table:style-name="ce14" office:value-type="float" office:value="2285" calcext:value-type="float">
            <text:p>2285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4/06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HISTERIA FIV DA XAPE</text:p>
          </table:table-cell>
          <table:table-cell table:style-name="ce4" office:value-type="string" calcext:value-type="string">
            <text:p>JAS271</text:p>
          </table:table-cell>
          <table:table-cell table:style-name="ce26" office:value-type="string" calcext:value-type="string">
            <text:p>5.713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FEIÇÃO F. MUTUM </text:p>
          </table:table-cell>
          <table:table-cell table:style-name="ce26"/>
          <table:table-cell table:style-name="ce28" office:value-type="string" calcext:value-type="string">
            <text:p>SEGUE COM PRENHEZ CONFIRMADA DE INSEMINAÇÃO DO TOURO STGEN TAMP BUCKNELL-ET(SEX) COM PREVISÃO DE PARTO PARA <text:s/>21/10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CHARLETE FIV DA PEZ</text:p>
          </table:table-cell>
          <table:table-cell table:style-name="ce13" office:value-type="string" calcext:value-type="string">
            <text:p>4224-CL</text:p>
          </table:table-cell>
          <table:table-cell table:style-name="ce14" office:value-type="float" office:value="2292" calcext:value-type="float">
            <text:p>229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7/06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IBÉLULA FIV DA PEZ</text:p>
          </table:table-cell>
          <table:table-cell table:style-name="ce13" office:value-type="string" calcext:value-type="string">
            <text:p>4209-CL</text:p>
          </table:table-cell>
          <table:table-cell table:style-name="ce14" office:value-type="float" office:value="2299" calcext:value-type="float">
            <text:p>2299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1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HISTERIA FIV DA XAPE</text:p>
          </table:table-cell>
          <table:table-cell table:style-name="ce4" office:value-type="string" calcext:value-type="string">
            <text:p>JAS271</text:p>
          </table:table-cell>
          <table:table-cell table:style-name="ce26" office:value-type="string" calcext:value-type="string">
            <text:p>5.713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FEIÇÃO F. MUTUM </text:p>
          </table:table-cell>
          <table:table-cell table:style-name="ce26"/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ATIBAIA FIV DA PEZ</text:p>
          </table:table-cell>
          <table:table-cell table:style-name="ce13" office:value-type="string" calcext:value-type="string">
            <text:p>4223-CL</text:p>
          </table:table-cell>
          <table:table-cell table:style-name="ce14" office:value-type="float" office:value="2307" calcext:value-type="float">
            <text:p>2307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1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CASUARINA FIV</text:p>
          </table:table-cell>
          <table:table-cell table:style-name="ce4" office:value-type="string" calcext:value-type="string">
            <text:p>I6074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CACHOEIRA DA PEZ) COM PREVISÃO DE PARTO PARA <text:s/>21/10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VIOLETA FIV DA PEZ</text:p>
          </table:table-cell>
          <table:table-cell table:style-name="ce13" office:value-type="string" calcext:value-type="string">
            <text:p>4210-CL</text:p>
          </table:table-cell>
          <table:table-cell table:style-name="ce14" office:value-type="float" office:value="2312" calcext:value-type="float">
            <text:p>231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3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CASUARINA FIV</text:p>
          </table:table-cell>
          <table:table-cell table:style-name="ce4" office:value-type="string" calcext:value-type="string">
            <text:p>I6074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LISBOA FIV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NEFRITA FIV DA PEZ</text:p>
          </table:table-cell>
          <table:table-cell table:style-name="ce13" office:value-type="string" calcext:value-type="string">
            <text:p>4204-CL</text:p>
          </table:table-cell>
          <table:table-cell table:style-name="ce14" office:value-type="float" office:value="2318" calcext:value-type="float">
            <text:p>231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4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CASUARINA FIV</text:p>
          </table:table-cell>
          <table:table-cell table:style-name="ce4" office:value-type="string" calcext:value-type="string">
            <text:p>I6074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TÁTICA FIV DA PEZ</text:p>
          </table:table-cell>
          <table:table-cell table:style-name="ce13" office:value-type="string" calcext:value-type="string">
            <text:p>4234-CL</text:p>
          </table:table-cell>
          <table:table-cell table:style-name="ce14" office:value-type="float" office:value="2321" calcext:value-type="float">
            <text:p>2321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6/07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ANGELICA FIV </text:p>
          </table:table-cell>
          <table:table-cell table:style-name="ce4" office:value-type="string" calcext:value-type="string">
            <text:p>PEZ128</text:p>
          </table:table-cell>
          <table:table-cell table:style-name="ce26" office:value-type="string" calcext:value-type="string">
            <text:p>4.798 KG/LEITE</text:p>
          </table:table-cell>
          <table:table-cell table:style-name="ce4" office:value-type="string" calcext:value-type="string">
            <text:p>GENGIS KHAN DE BRASILIA </text:p>
          </table:table-cell>
          <table:table-cell table:style-name="ce4" office:value-type="string" calcext:value-type="string">
            <text:p>DELICADA CAL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7" office:value-type="string" calcext:value-type="string">
            <text:p>DISTANCIA FIV DA PEZ</text:p>
          </table:table-cell>
          <table:table-cell table:style-name="ce13" office:value-type="string" calcext:value-type="string">
            <text:p>4213-CL</text:p>
          </table:table-cell>
          <table:table-cell table:style-name="ce14" office:value-type="float" office:value="2332" calcext:value-type="float">
            <text:p>233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9/07/2022</text:p>
          </table:table-cell>
          <table:table-cell table:style-name="ce4" office:value-type="string" calcext:value-type="string">
            <text:p>PEAK ALTAGOPRO-ET</text:p>
          </table:table-cell>
          <table:table-cell table:style-name="ce4" office:value-type="string" calcext:value-type="string">
            <text:p>AX133571</text:p>
          </table:table-cell>
          <table:table-cell table:style-name="ce4" office:value-type="string" calcext:value-type="string">
            <text:p>AOT SILVER HELIX-ET </text:p>
          </table:table-cell>
          <table:table-cell table:style-name="ce4" office:value-type="string" calcext:value-type="string">
            <text:p>COOKIECUTTER HATTIE-ET </text:p>
          </table:table-cell>
          <table:table-cell table:style-name="ce4" office:value-type="string" calcext:value-type="string">
            <text:p>INGRID DA PEZ</text:p>
          </table:table-cell>
          <table:table-cell table:style-name="ce4" office:value-type="string" calcext:value-type="string">
            <text:p>I6070</text:p>
          </table:table-cell>
          <table:table-cell table:style-name="ce26"/>
          <table:table-cell table:style-name="ce4" table:number-columns-repeated="2"/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ESTAMPA DA PEZ</text:p>
          </table:table-cell>
          <table:table-cell table:style-name="ce13" office:value-type="string" calcext:value-type="string">
            <text:p>1286-CD</text:p>
          </table:table-cell>
          <table:table-cell table:style-name="ce14" office:value-type="float" office:value="2334" calcext:value-type="float">
            <text:p>233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2/08/2022</text:p>
          </table:table-cell>
          <table:table-cell table:style-name="ce4" office:value-type="string" calcext:value-type="string">
            <text:p>PEAK ALTAOLAF-ET</text:p>
          </table:table-cell>
          <table:table-cell table:style-name="ce4" office:value-type="string" calcext:value-type="string">
            <text:p>AX158671</text:p>
          </table:table-cell>
          <table:table-cell table:style-name="ce4" office:value-type="string" calcext:value-type="string">
            <text:p>BLUMENFELD JEDI RESOLVE -ET </text:p>
          </table:table-cell>
          <table:table-cell table:style-name="ce4" office:value-type="string" calcext:value-type="string">
            <text:p>MCVD GLAMOUR - ET </text:p>
          </table:table-cell>
          <table:table-cell table:style-name="ce4" office:value-type="string" calcext:value-type="string">
            <text:p>TRAMA FIV </text:p>
          </table:table-cell>
          <table:table-cell table:style-name="ce4" office:value-type="string" calcext:value-type="string">
            <text:p>PEZ102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FICÇÃO FIV DA PEZ</text:p>
          </table:table-cell>
          <table:table-cell table:style-name="ce13" office:value-type="string" calcext:value-type="string">
            <text:p>4233-CL</text:p>
          </table:table-cell>
          <table:table-cell table:style-name="ce14" office:value-type="float" office:value="2335" calcext:value-type="float">
            <text:p>2335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2/08/2022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X154234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" office:value-type="string" calcext:value-type="string">
            <text:p>DIALANA DA F.E</text:p>
          </table:table-cell>
          <table:table-cell table:style-name="ce4" office:value-type="string" calcext:value-type="string">
            <text:p>FELG733</text:p>
          </table:table-cell>
          <table:table-cell table:style-name="ce26" office:value-type="string" calcext:value-type="string">
            <text:p>5.103 KG/LEITE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VISITA FIV DA PEZ</text:p>
          </table:table-cell>
          <table:table-cell table:style-name="ce13" office:value-type="string" calcext:value-type="string">
            <text:p>4211-CL</text:p>
          </table:table-cell>
          <table:table-cell table:style-name="ce14" office:value-type="float" office:value="2443" calcext:value-type="float">
            <text:p>2443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0/10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ENSENADA FIV </text:p>
          </table:table-cell>
          <table:table-cell table:style-name="ce4" office:value-type="string" calcext:value-type="string">
            <text:p>PEZ96</text:p>
          </table:table-cell>
          <table:table-cell table:style-name="ce26" office:value-type="string" calcext:value-type="string">
            <text:p>6.139 KG/LEITE 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MISS FIV DA PEZ</text:p>
          </table:table-cell>
          <table:table-cell table:style-name="ce13" office:value-type="string" calcext:value-type="string">
            <text:p>4221-CL</text:p>
          </table:table-cell>
          <table:table-cell table:style-name="ce14" office:value-type="float" office:value="2444" calcext:value-type="float">
            <text:p>2444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1/10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SALETE DONA BEJA</text:p>
          </table:table-cell>
          <table:table-cell table:style-name="ce4" office:value-type="string" calcext:value-type="string">
            <text:p>MMAT141</text:p>
          </table:table-cell>
          <table:table-cell table:style-name="ce26" office:value-type="string" calcext:value-type="string">
            <text:p>6.411 KG/LEITE </text:p>
          </table:table-cell>
          <table:table-cell table:style-name="ce4" office:value-type="string" calcext:value-type="string">
            <text:p>ESPELHO TE DE BRASIL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LISA FIV DA PEZ</text:p>
          </table:table-cell>
          <table:table-cell table:style-name="ce13" office:value-type="string" calcext:value-type="string">
            <text:p>4214-CL</text:p>
          </table:table-cell>
          <table:table-cell table:style-name="ce14" office:value-type="float" office:value="2468" calcext:value-type="float">
            <text:p>246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09/11/2022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AX158269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" office:value-type="string" calcext:value-type="string">
            <text:p>PERFUMADA FIV </text:p>
          </table:table-cell>
          <table:table-cell table:style-name="ce4" office:value-type="string" calcext:value-type="string">
            <text:p>PEZ107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7" office:value-type="string" calcext:value-type="string">
            <text:p>SEGUE COM PRENHEZ CONFIRMADA DE EMBRIÃO 1/2 SANGUE DO ACASALAMENTO (GENOSOURCE CAPT HIGHCARD-ET x LESSA FIV 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EMPRESA FIV DA PEZ</text:p>
          </table:table-cell>
          <table:table-cell table:style-name="ce13" office:value-type="string" calcext:value-type="string">
            <text:p>4206-CL</text:p>
          </table:table-cell>
          <table:table-cell table:style-name="ce14" office:value-type="float" office:value="2470" calcext:value-type="float">
            <text:p>2470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0/11/2022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AX158269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" office:value-type="string" calcext:value-type="string">
            <text:p>TENTAÇÃO DA PEZ</text:p>
          </table:table-cell>
          <table:table-cell table:style-name="ce4" office:value-type="string" calcext:value-type="string">
            <text:p>PEZ64</text:p>
          </table:table-cell>
          <table:table-cell table:style-name="ce26"/>
          <table:table-cell table:style-name="ce4" office:value-type="string" calcext:value-type="string">
            <text:p>TALISM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27" office:value-type="string" calcext:value-type="string">
            <text:p>SEGUE COM PRENHEZ CONFIRMADA DE EMBRIÃO 1/2 SANGUE DO ACASALAMENTO (FARNEAR NACHO 41092-ET x KAYTE FIV) COM PREVISÃO DE PARTO PARA <text:s/>18/11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SERRA DA PEZ</text:p>
          </table:table-cell>
          <table:table-cell table:style-name="ce13" office:value-type="string" calcext:value-type="string">
            <text:p>4205-CL</text:p>
          </table:table-cell>
          <table:table-cell table:style-name="ce14" office:value-type="float" office:value="2478" calcext:value-type="float">
            <text:p>2478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16/11/2022</text:p>
          </table:table-cell>
          <table:table-cell table:style-name="ce4" office:value-type="string" calcext:value-type="string">
            <text:p>EDG JEDI FILMORE-ET</text:p>
          </table:table-cell>
          <table:table-cell table:style-name="ce4" office:value-type="string" calcext:value-type="string">
            <text:p>AX158333</text:p>
          </table:table-cell>
          <table:table-cell table:style-name="ce4" office:value-type="string" calcext:value-type="string">
            <text:p>S-S-I MONTROSS JEDI - ET </text:p>
          </table:table-cell>
          <table:table-cell table:style-name="ce4" office:value-type="string" calcext:value-type="string">
            <text:p>EDG KA DIRECT 3284-ET </text:p>
          </table:table-cell>
          <table:table-cell table:style-name="ce4" office:value-type="string" calcext:value-type="string">
            <text:p>VARSOVIA FIV </text:p>
          </table:table-cell>
          <table:table-cell table:style-name="ce4" office:value-type="string" calcext:value-type="string">
            <text:p>PEZ101</text:p>
          </table:table-cell>
          <table:table-cell table:style-name="ce26"/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4.953 KG/LEITE</text:p>
          </table:table-cell>
          <table:table-cell table:style-name="ce27" office:value-type="string" calcext:value-type="string">
            <text:p>SEGUE COM PRENHEZ CONFIRMADA DE EMBRIÃO 1/2 SANGUE DO ACASALAMENTO (DG TIQ TAQ x ANGELICA FIV) COM PREVISÃO DE PARTO PARA <text:s/>30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6" office:value-type="string" calcext:value-type="string">
            <text:p>CAMBARA FIV DA PEZ</text:p>
          </table:table-cell>
          <table:table-cell table:style-name="ce13" office:value-type="string" calcext:value-type="string">
            <text:p>4229-CL</text:p>
          </table:table-cell>
          <table:table-cell table:style-name="ce14" office:value-type="float" office:value="2492" calcext:value-type="float">
            <text:p>2492</text:p>
          </table:table-cell>
          <table:table-cell table:style-name="ce22" office:value-type="string" calcext:value-type="string">
            <text:p>1/2 HO + 1/2 GIR</text:p>
          </table:table-cell>
          <table:table-cell table:style-name="ce22" office:value-type="string" calcext:value-type="string">
            <text:p>25/11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" office:value-type="string" calcext:value-type="string">
            <text:p>LAVANDERIA FIV CAL</text:p>
          </table:table-cell>
          <table:table-cell table:style-name="ce4" office:value-type="string" calcext:value-type="string">
            <text:p>CAL12481</text:p>
          </table:table-cell>
          <table:table-cell table:style-name="ce26" office:value-type="string" calcext:value-type="string">
            <text:p>6.158 KG/LEITE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ENTOADA FIV CAL </text:p>
          </table:table-cell>
          <table:table-cell table:style-name="ce26"/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8" office:value-type="string" calcext:value-type="string">
            <text:p>FORMIGA FIV DA PEZ</text:p>
          </table:table-cell>
          <table:table-cell table:style-name="ce16" office:value-type="string" calcext:value-type="string">
            <text:p>4215-CL</text:p>
          </table:table-cell>
          <table:table-cell table:style-name="ce17" office:value-type="float" office:value="2509" calcext:value-type="float">
            <text:p>2509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08/12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9" office:value-type="string" calcext:value-type="string">
            <text:p>MANDALA FIV</text:p>
          </table:table-cell>
          <table:table-cell table:style-name="ce9" office:value-type="string" calcext:value-type="string">
            <text:p>PEZ115</text:p>
          </table:table-cell>
          <table:table-cell table:style-name="ce26"/>
          <table:table-cell table:style-name="ce9" office:value-type="string" calcext:value-type="string">
            <text:p>GABINETE SILVANIA </text:p>
          </table:table-cell>
          <table:table-cell table:style-name="ce9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8" office:value-type="string" calcext:value-type="string">
            <text:p>GAITA FIV DA PEZ</text:p>
          </table:table-cell>
          <table:table-cell table:style-name="ce16" office:value-type="string" calcext:value-type="string">
            <text:p>4208-CL</text:p>
          </table:table-cell>
          <table:table-cell table:style-name="ce17" office:value-type="float" office:value="2515" calcext:value-type="float">
            <text:p>2515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10/12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9" office:value-type="string" calcext:value-type="string">
            <text:p>LESSA FIV </text:p>
          </table:table-cell>
          <table:table-cell table:style-name="ce9" office:value-type="string" calcext:value-type="string">
            <text:p>PEZ98 </text:p>
          </table:table-cell>
          <table:table-cell table:style-name="ce26"/>
          <table:table-cell table:style-name="ce9" office:value-type="string" calcext:value-type="string">
            <text:p>JAGUAR TE DO GAVIÃO </text:p>
          </table:table-cell>
          <table:table-cell table:style-name="ce9" office:value-type="string" calcext:value-type="string">
            <text:p>PANCHITA DONA BEJA </text:p>
          </table:table-cell>
          <table:table-cell table:style-name="ce26" office:value-type="string" calcext:value-type="string">
            <text:p>6.046 KG/LEITE</text:p>
          </table:table-cell>
          <table:table-cell table:style-name="ce28" office:value-type="string" calcext:value-type="string">
            <text:p>SEGUE COM PRENHEZ CONFIRMADA DE INSEMINAÇÃO DO TOURO JOOK ESTN QUALITY-ET(SEX) COM PREVISÃO DE PARTO PARA <text:s/>30/12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PRENHA DE EMBRIÃO </text:p>
          </table:table-cell>
          <table:table-cell table:style-name="ce4" office:value-type="string" calcext:value-type="string">
            <text:p>GIROLANDO ZAGO </text:p>
          </table:table-cell>
          <table:table-cell table:style-name="ce8" office:value-type="string" calcext:value-type="string">
            <text:p>GOIABADA FIV DA PEZ</text:p>
          </table:table-cell>
          <table:table-cell table:style-name="ce17" office:value-type="string" calcext:value-type="string">
            <text:p>4222-CL</text:p>
          </table:table-cell>
          <table:table-cell table:style-name="ce17" office:value-type="float" office:value="2526" calcext:value-type="float">
            <text:p>2526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15/12/202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X15617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9" office:value-type="string" calcext:value-type="string">
            <text:p>LESSA FIV </text:p>
          </table:table-cell>
          <table:table-cell table:style-name="ce9" office:value-type="string" calcext:value-type="string">
            <text:p>PEZ98 </text:p>
          </table:table-cell>
          <table:table-cell table:style-name="ce26"/>
          <table:table-cell table:style-name="ce9" office:value-type="string" calcext:value-type="string">
            <text:p>JAGUAR TE DO GAVIÃO </text:p>
          </table:table-cell>
          <table:table-cell table:style-name="ce9" office:value-type="string" calcext:value-type="string">
            <text:p>PANCHITA DONA BEJA </text:p>
          </table:table-cell>
          <table:table-cell table:style-name="ce26" office:value-type="string" calcext:value-type="string">
            <text:p>6.046 KG/LEITE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PRENHA DE INSEMINAÇÃO </text:p>
          </table:table-cell>
          <table:table-cell table:style-name="ce4" office:value-type="string" calcext:value-type="string">
            <text:p>GIROLANDO ZAGO </text:p>
          </table:table-cell>
          <table:table-cell table:style-name="ce8" office:value-type="string" calcext:value-type="string">
            <text:p>PARCELA FIV DA PEZ</text:p>
          </table:table-cell>
          <table:table-cell table:style-name="ce16" office:value-type="string" calcext:value-type="string">
            <text:p>4202-CL</text:p>
          </table:table-cell>
          <table:table-cell table:style-name="ce17" office:value-type="float" office:value="2617" calcext:value-type="float">
            <text:p>2617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29/01/2023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AX158269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9" office:value-type="string" calcext:value-type="string">
            <text:p>CHANIA FIV </text:p>
          </table:table-cell>
          <table:table-cell table:style-name="ce9" office:value-type="string" calcext:value-type="string">
            <text:p>PEZ231</text:p>
          </table:table-cell>
          <table:table-cell table:style-name="ce26"/>
          <table:table-cell table:style-name="ce9" office:value-type="string" calcext:value-type="string">
            <text:p>TABU TE DA CAL </text:p>
          </table:table-cell>
          <table:table-cell table:style-name="ce9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28" office:value-type="string" calcext:value-type="string">
            <text:p>SEGUE COM PRENHEZ CONFIRMADA DE INSEMINAÇÃO DO TOURO WELCOME IN OUR WORLD(CV) COM PREVISÃO DE PARTO PARA <text:s/>31/12/2024 SEXADO DE FÊMEA <text:s text:c="3"/></text:p>
          </table:table-cell>
          <table:table-cell table:number-columns-repeated="1636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/>
          <table:table-cell table:style-name="ce4" office:value-type="string" calcext:value-type="string">
            <text:p>GIROLANDO ZAGO </text:p>
          </table:table-cell>
          <table:table-cell table:style-name="ce9" office:value-type="string" calcext:value-type="string">
            <text:p>OPOSITORA FIV DA PEZ</text:p>
          </table:table-cell>
          <table:table-cell table:style-name="ce17" office:value-type="string" calcext:value-type="string">
            <text:p>4207-CL</text:p>
          </table:table-cell>
          <table:table-cell table:style-name="ce17" office:value-type="float" office:value="2815" calcext:value-type="float">
            <text:p>2815</text:p>
          </table:table-cell>
          <table:table-cell table:style-name="ce22" office:value-type="string" calcext:value-type="string">
            <text:p>1/2 HO + 1/2 GIR</text:p>
          </table:table-cell>
          <table:table-cell table:style-name="ce23" office:value-type="string" calcext:value-type="string">
            <text:p>08/05/2023</text:p>
          </table:table-cell>
          <table:table-cell table:style-name="ce9" office:value-type="string" calcext:value-type="string">
            <text:p>KINGS-RANSOM D CADILLAC-ET</text:p>
          </table:table-cell>
          <table:table-cell table:style-name="ce9" office:value-type="string" calcext:value-type="string">
            <text:p>AX161686</text:p>
          </table:table-cell>
          <table:table-cell table:style-name="ce4" office:value-type="string" calcext:value-type="string">
            <text:p>WOODCREST KING DOC </text:p>
          </table:table-cell>
          <table:table-cell table:style-name="ce9" office:value-type="string" calcext:value-type="string">
            <text:p>KINGS-RANSOM CANTELOUPES -ET </text:p>
          </table:table-cell>
          <table:table-cell table:style-name="ce9" office:value-type="string" calcext:value-type="string">
            <text:p>FUTURA DE GUARAMIRANGA</text:p>
          </table:table-cell>
          <table:table-cell table:style-name="ce9" office:value-type="string" calcext:value-type="string">
            <text:p>PDJG54</text:p>
          </table:table-cell>
          <table:table-cell table:style-name="ce26" office:value-type="string" calcext:value-type="string">
            <text:p>7.420 KG/LEITE</text:p>
          </table:table-cell>
          <table:table-cell table:style-name="ce9" office:value-type="string" calcext:value-type="string">
            <text:p>GENGIS KHAN DE BRASILIA </text:p>
          </table:table-cell>
          <table:table-cell table:style-name="ce9" office:value-type="string" calcext:value-type="string">
            <text:p>ZOELETE FIV DOS POÇÕES </text:p>
          </table:table-cell>
          <table:table-cell table:style-name="ce26"/>
          <table:table-cell table:style-name="ce29"/>
          <table:table-cell table:number-columns-repeated="1636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GIROLANDO ZAGO </text:p>
          </table:table-cell>
          <table:table-cell table:style-name="ce9" office:value-type="string" calcext:value-type="string">
            <text:p>COLONIA FIV DA PEZ</text:p>
          </table:table-cell>
          <table:table-cell table:style-name="ce9" office:value-type="string" calcext:value-type="string">
            <text:p>8088-CK</text:p>
          </table:table-cell>
          <table:table-cell table:style-name="ce19" office:value-type="float" office:value="2886" calcext:value-type="float">
            <text:p>2886</text:p>
          </table:table-cell>
          <table:table-cell table:style-name="ce23" office:value-type="string" calcext:value-type="string">
            <text:p>1/4 HO + 3/4 GIR</text:p>
          </table:table-cell>
          <table:table-cell table:style-name="ce23" office:value-type="string" calcext:value-type="string">
            <text:p>03/06/2023</text:p>
          </table:table-cell>
          <table:table-cell table:style-name="ce25" office:value-type="string" calcext:value-type="string">
            <text:p>JAGUAR TE DO GAVIÃO</text:p>
          </table:table-cell>
          <table:table-cell table:style-name="ce25" office:value-type="string" calcext:value-type="string">
            <text:p>GAV291</text:p>
          </table:table-cell>
          <table:table-cell table:style-name="ce10" office:value-type="string" calcext:value-type="string">
            <text:p>S.C.UACAI JAGUAR </text:p>
          </table:table-cell>
          <table:table-cell table:style-name="ce10" office:value-type="string" calcext:value-type="string">
            <text:p>UMIDADE </text:p>
          </table:table-cell>
          <table:table-cell table:style-name="ce9" office:value-type="string" calcext:value-type="string">
            <text:p>CARLOTA FIV DA PEZ</text:p>
          </table:table-cell>
          <table:table-cell table:style-name="ce9" office:value-type="string" calcext:value-type="string">
            <text:p>4397-AW</text:p>
          </table:table-cell>
          <table:table-cell table:style-name="ce26" office:value-type="string" calcext:value-type="string">
            <text:p>11.626 KG/LEITE </text:p>
          </table:table-cell>
          <table:table-cell table:style-name="ce9" office:value-type="string" calcext:value-type="string">
            <text:p>MS ATLESS SHT AFTERSHOCK-ET</text:p>
          </table:table-cell>
          <table:table-cell table:style-name="ce9" office:value-type="string" calcext:value-type="string">
            <text:p>DENGOSA TE DO TARIN </text:p>
          </table:table-cell>
          <table:table-cell table:style-name="ce26" office:value-type="string" calcext:value-type="string">
            <text:p>8.077 KG/LEITE</text:p>
          </table:table-cell>
          <table:table-cell table:style-name="ce29"/>
          <table:table-cell table:number-columns-repeated="1636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GIROLANDO ZAGO </text:p>
          </table:table-cell>
          <table:table-cell table:style-name="ce10" office:value-type="string" calcext:value-type="string">
            <text:p>GLORIA FIV</text:p>
          </table:table-cell>
          <table:table-cell table:style-name="ce9" office:value-type="string" calcext:value-type="string">
            <text:p>PEZ279</text:p>
          </table:table-cell>
          <table:table-cell table:style-name="ce20" office:value-type="string" calcext:value-type="string">
            <text:p>GL279</text:p>
          </table:table-cell>
          <table:table-cell table:style-name="ce24" office:value-type="string" calcext:value-type="string">
            <text:p>GIR PO</text:p>
          </table:table-cell>
          <table:table-cell table:style-name="ce24" office:value-type="string" calcext:value-type="string">
            <text:p>30/03/2023</text:p>
          </table:table-cell>
          <table:table-cell table:style-name="ce10" office:value-type="string" calcext:value-type="string">
            <text:p>JAGUAR TE DO GAVIÃO</text:p>
          </table:table-cell>
          <table:table-cell table:style-name="ce10" office:value-type="string" calcext:value-type="string">
            <text:p>GAV291</text:p>
          </table:table-cell>
          <table:table-cell table:style-name="ce10" office:value-type="string" calcext:value-type="string">
            <text:p>S.C.UACAI JAGUAR </text:p>
          </table:table-cell>
          <table:table-cell table:style-name="ce10" office:value-type="string" calcext:value-type="string">
            <text:p>UMIDADE </text:p>
          </table:table-cell>
          <table:table-cell table:style-name="ce10" office:value-type="string" calcext:value-type="string">
            <text:p>FUTURA DE GUARAMIRANGA</text:p>
          </table:table-cell>
          <table:table-cell table:style-name="ce9" office:value-type="string" calcext:value-type="string">
            <text:p>PDJG54</text:p>
          </table:table-cell>
          <table:table-cell table:style-name="ce26" office:value-type="string" calcext:value-type="string">
            <text:p>7.420 KG/LEITE</text:p>
          </table:table-cell>
          <table:table-cell table:style-name="ce9" office:value-type="string" calcext:value-type="string">
            <text:p>GENGIS KHAN DE BRASILIA </text:p>
          </table:table-cell>
          <table:table-cell table:style-name="ce9" office:value-type="string" calcext:value-type="string">
            <text:p>ZOELETE FIV DOS POÇÕES </text:p>
          </table:table-cell>
          <table:table-cell table:style-name="ce26"/>
          <table:table-cell table:style-name="ce29"/>
          <table:table-cell table:number-columns-repeated="1636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GIROLANDO ZAGO </text:p>
          </table:table-cell>
          <table:table-cell table:style-name="ce10" office:value-type="string" calcext:value-type="string">
            <text:p>SERTANEJO DA PEZ</text:p>
          </table:table-cell>
          <table:table-cell table:style-name="ce9" office:value-type="string" calcext:value-type="string">
            <text:p>2435-CD</text:p>
          </table:table-cell>
          <table:table-cell table:style-name="ce20" office:value-type="float" office:value="2092" calcext:value-type="float">
            <text:p>2092</text:p>
          </table:table-cell>
          <table:table-cell table:style-name="ce23" office:value-type="string" calcext:value-type="string">
            <text:p>3/4 HO + 1/4 GIR</text:p>
          </table:table-cell>
          <table:table-cell table:style-name="ce23" office:value-type="string" calcext:value-type="string">
            <text:p>28/02/2022</text:p>
          </table:table-cell>
          <table:table-cell table:style-name="ce9" office:value-type="string" calcext:value-type="string">
            <text:p>REGAN-DANHOF CHAPTER-ET </text:p>
          </table:table-cell>
          <table:table-cell table:style-name="ce9" office:value-type="string" calcext:value-type="string">
            <text:p>AX158327</text:p>
          </table:table-cell>
          <table:table-cell table:style-name="ce9" office:value-type="string" calcext:value-type="string">
            <text:p>SANDY-VALLEY CHALLENGER - ET </text:p>
          </table:table-cell>
          <table:table-cell table:style-name="ce9" office:value-type="string" calcext:value-type="string">
            <text:p>REGAN-DANHOF JEDI CASHMERE</text:p>
          </table:table-cell>
          <table:table-cell table:style-name="ce9" office:value-type="string" calcext:value-type="string">
            <text:p>BARGADA FIV DA PEZ </text:p>
          </table:table-cell>
          <table:table-cell table:style-name="ce9" office:value-type="string" calcext:value-type="string">
            <text:p>5674-V </text:p>
          </table:table-cell>
          <table:table-cell table:style-name="ce26" office:value-type="string" calcext:value-type="string">
            <text:p>14.319 KG/LEITE</text:p>
          </table:table-cell>
          <table:table-cell table:style-name="ce9" office:value-type="string" calcext:value-type="string">
            <text:p>REGANCREST-GV S BRADNICK-ET </text:p>
          </table:table-cell>
          <table:table-cell table:style-name="ce9" office:value-type="string" calcext:value-type="string">
            <text:p>DENGOSA TE DO TARIN </text:p>
          </table:table-cell>
          <table:table-cell table:style-name="ce26" office:value-type="string" calcext:value-type="string">
            <text:p>8.077 KG/LEITE </text:p>
          </table:table-cell>
          <table:table-cell table:style-name="ce30"/>
          <table:table-cell table:number-columns-repeated="16365"/>
        </table:table-row>
        <table:table-row table:style-name="ro3" table:number-rows-repeated="2">
          <table:table-cell table:number-columns-repeated="3"/>
          <table:table-cell table:style-name="ce11" table:number-columns-repeated="15"/>
          <table:table-cell table:number-columns-repeated="16366"/>
        </table:table-row>
        <table:table-row table:style-name="ro4" table:number-rows-repeated="104851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IDEOS" table:style-name="ta2"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number-columns-repeated="5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1" table:number-columns-repeated="4" table:default-cell-style-name="Default"/>
        <table:table-column table:style-name="co17" table:number-columns-repeated="16358" table:default-cell-style-name="Default"/>
        <table:table-row table:style-name="ro3">
          <table:table-cell table:style-name="ce1" office:value-type="string" calcext:value-type="string">
            <text:p>LOTE </text:p>
          </table:table-cell>
          <table:table-cell table:style-name="ce5" office:value-type="string" calcext:value-type="string">
            <text:p>NOME</text:p>
          </table:table-cell>
          <table:table-cell table:style-name="ce12" office:value-type="string" calcext:value-type="string">
            <text:p>RGD</text:p>
          </table:table-cell>
          <table:table-cell table:style-name="ce21" office:value-type="string" calcext:value-type="string">
            <text:p>NASC.</text:p>
          </table:table-cell>
          <table:table-cell table:style-name="ce21" office:value-type="string" calcext:value-type="string">
            <text:p>CGC </text:p>
          </table:table-cell>
          <table:table-cell table:style-name="ce43"/>
          <table:table-cell table:style-name="ce44" office:value-type="string" calcext:value-type="string">
            <text:p>LOTE </text:p>
          </table:table-cell>
          <table:table-cell table:style-name="ce21" office:value-type="string" calcext:value-type="string">
            <text:p>PAI</text:p>
          </table:table-cell>
          <table:table-cell table:style-name="ce21" office:value-type="string" calcext:value-type="string">
            <text:p>MÃE</text:p>
          </table:table-cell>
          <table:table-cell table:style-name="ce45" office:value-type="string" calcext:value-type="string">
            <text:p>LACTAÇÃO MÃE </text:p>
          </table:table-cell>
          <table:table-cell table:style-name="ce43"/>
          <table:table-cell table:style-name="ce44" office:value-type="string" calcext:value-type="string">
            <text:p>LOTE </text:p>
          </table:table-cell>
          <table:table-cell table:style-name="ce21" office:value-type="string" calcext:value-type="string">
            <text:p>AVÔ PATERNO </text:p>
          </table:table-cell>
          <table:table-cell table:style-name="ce21" office:value-type="string" calcext:value-type="string">
            <text:p>AVÓ PATERNO </text:p>
          </table:table-cell>
          <table:table-cell table:style-name="ce43"/>
          <table:table-cell table:style-name="ce44" office:value-type="string" calcext:value-type="string">
            <text:p>LOTE </text:p>
          </table:table-cell>
          <table:table-cell table:style-name="ce21" office:value-type="string" calcext:value-type="string">
            <text:p>AVÔ MATERNO </text:p>
          </table:table-cell>
          <table:table-cell table:style-name="ce21" office:value-type="string" calcext:value-type="string">
            <text:p>AVÓ MATERNO </text:p>
          </table:table-cell>
          <table:table-cell table:style-name="ce45" office:value-type="string" calcext:value-type="string">
            <text:p>LACTAÇÃO AVÓ MATERNO</text:p>
          </table:table-cell>
          <table:table-cell table:style-name="ce43"/>
          <table:table-cell table:style-name="ce44" office:value-type="string" calcext:value-type="string">
            <text:p>LOTE </text:p>
          </table:table-cell>
          <table:table-cell table:style-name="ce44" office:value-type="string" calcext:value-type="string">
            <text:p>COMENTARIO </text:p>
          </table:table-cell>
          <table:table-cell table:number-columns-repeated="1636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31" office:value-type="string" calcext:value-type="string">
            <text:p>ODALEIA FIV DA PEZ</text:p>
          </table:table-cell>
          <table:table-cell table:style-name="ce35" office:value-type="string" calcext:value-type="string">
            <text:p>4228-CL</text:p>
          </table:table-cell>
          <table:table-cell table:style-name="ce22" office:value-type="date" office:date-value="2021-08-10" calcext:value-type="date">
            <text:p>10/8/2021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OODCREST KING DOC</text:p>
          </table:table-cell>
          <table:table-cell table:style-name="ce4" office:value-type="string" calcext:value-type="string">
            <text:p>VITA DONA BEJA</text:p>
          </table:table-cell>
          <table:table-cell table:style-name="ce26" office:value-type="string" calcext:value-type="string">
            <text:p>6.857 KG/LEITE</text:p>
          </table:table-cell>
          <table:table-cell table:style-name="ce43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ORNINGVIEW MCC KINGBOY - ET</text:p>
          </table:table-cell>
          <table:table-cell table:style-name="ce4" office:value-type="string" calcext:value-type="string">
            <text:p>WCD-ZBW MACK DADDY - ET </text:p>
          </table:table-cell>
          <table:table-cell table:style-name="ce43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GRANJA FIV BCC MAMJ </text:p>
          </table:table-cell>
          <table:table-cell table:style-name="ce26"/>
          <table:table-cell table:style-name="ce43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SEGUE COM PRENHEZ CONFIRMADA DE EMBRIÃO 1/2 SANGUE DO ACASALAMENTO (FARNEAR NACHO 41092-ET x IEDA FIV) COM PREVISÃO DE PARTO PARA 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31" office:value-type="string" calcext:value-type="string">
            <text:p>BILARA FIV DA PEZ</text:p>
          </table:table-cell>
          <table:table-cell table:style-name="ce35" office:value-type="string" calcext:value-type="string">
            <text:p>4236-CL</text:p>
          </table:table-cell>
          <table:table-cell table:style-name="ce22" office:value-type="date" office:date-value="2021-12-28" calcext:value-type="date">
            <text:p>28/12/2021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ATENAS FIV</text:p>
          </table:table-cell>
          <table:table-cell table:style-name="ce26" office:value-type="string" calcext:value-type="string">
            <text:p>5.191 KG/LEITE</text:p>
          </table:table-cell>
          <table:table-cell table:style-name="ce43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SI PR RENEGADE - ET </text:p>
          </table:table-cell>
          <table:table-cell table:style-name="ce4" office:value-type="string" calcext:value-type="string">
            <text:p>SSI TOOKE 7261 8495 - ET </text:p>
          </table:table-cell>
          <table:table-cell table:style-name="ce43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43"/>
          <table:table-cell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SEGUE COM PRENHEZ CONFIRMADA DE INSEMINAÇÃO DO TOURO DG JUST IN TIME (SEX) COM PREVISÃO DE PARTO PARA 09/11/2024 SEXADO DE FÊMEA <text:s text:c="2"/></text:p>
          </table:table-cell>
          <table:table-cell table:number-columns-repeated="16362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31" office:value-type="string" calcext:value-type="string">
            <text:p>YASMINE FIV DA PEZ</text:p>
          </table:table-cell>
          <table:table-cell table:style-name="ce35" office:value-type="string" calcext:value-type="string">
            <text:p>1276-CD</text:p>
          </table:table-cell>
          <table:table-cell table:style-name="ce22" office:value-type="date" office:date-value="2022-01-19" calcext:value-type="date">
            <text:p>19/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EGANCREST-GV S BRADNICK-ET</text:p>
          </table:table-cell>
          <table:table-cell table:style-name="ce4" office:value-type="string" calcext:value-type="string">
            <text:p>CARBINA FIV CAL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GEN-MARK STMATIC SANCHEZ </text:p>
          </table:table-cell>
          <table:table-cell table:style-name="ce4" office:value-type="string" calcext:value-type="string">
            <text:p>REGANCREST BREYA-ET </text:p>
          </table:table-cell>
          <table:table-cell table:style-name="ce43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PERCEBIDA TE CAL </text:p>
          </table:table-cell>
          <table:table-cell table:style-name="ce26"/>
          <table:table-cell table:style-name="ce43"/>
          <table:table-cell table:style-name="ce2" office:value-type="float" office:value="3" calcext:value-type="float">
            <text:p>3</text:p>
          </table:table-cell>
          <table:table-cell table:style-name="ce28" office:value-type="string" calcext:value-type="string">
            <text:p>SEGUE COM PRENHEZ <text:s/>CONFIRMADA DE INSEMINAÇÃO DO TOURO DG JUST IN TIME (SEX) COM PREVISÃO DE PARTO PARA 08/11/2024 SEXADO DE FÊMEA <text:s text:c="2"/></text:p>
          </table:table-cell>
          <table:table-cell table:number-columns-repeated="16362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31" office:value-type="string" calcext:value-type="string">
            <text:p>AMERICANA FIV DA PEZ</text:p>
          </table:table-cell>
          <table:table-cell table:style-name="ce35" office:value-type="string" calcext:value-type="string">
            <text:p>1271-CD</text:p>
          </table:table-cell>
          <table:table-cell table:style-name="ce22" office:value-type="date" office:date-value="2022-02-03" calcext:value-type="date">
            <text:p>3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REGANCREST-GV S BRADNICK-ET</text:p>
          </table:table-cell>
          <table:table-cell table:style-name="ce4" office:value-type="string" calcext:value-type="string">
            <text:p>NAGY FIV </text:p>
          </table:table-cell>
          <table:table-cell table:style-name="ce26"/>
          <table:table-cell table:style-name="ce43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GEN-MARK STMATIC SANCHEZ </text:p>
          </table:table-cell>
          <table:table-cell table:style-name="ce4" office:value-type="string" calcext:value-type="string">
            <text:p>REGANCREST BREYA-ET </text:p>
          </table:table-cell>
          <table:table-cell table:style-name="ce43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4" calcext:value-type="float">
            <text:p>4</text:p>
          </table:table-cell>
          <table:table-cell table:style-name="ce27" office:value-type="string" calcext:value-type="string">
            <text:p>SEGUE COM PRENHEZ <text:s/>CONFIRMADA DE EMBRIÃO 1/2 SANGUE DO ACASALAMENTO (GENOSOURCE CAPT HIGHCARD-ET x BASCULA DA PEZ) COM PREVISÃO DE PARTO PARA 21/10/2024 SEXADO DE FÊMEA <text:s text:c="7"/></text:p>
          </table:table-cell>
          <table:table-cell table:number-columns-repeated="1636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32" office:value-type="string" calcext:value-type="string">
            <text:p>JACAÚNA FIV DA PEZ</text:p>
          </table:table-cell>
          <table:table-cell table:style-name="ce35" office:value-type="string" calcext:value-type="string">
            <text:p>4225-CL</text:p>
          </table:table-cell>
          <table:table-cell table:style-name="ce22" office:value-type="date" office:date-value="2022-02-17" calcext:value-type="date">
            <text:p>17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DIALANA DA F.E</text:p>
          </table:table-cell>
          <table:table-cell table:style-name="ce26" office:value-type="string" calcext:value-type="string">
            <text:p>5.103 KG/LEITE</text:p>
          </table:table-cell>
          <table:table-cell table:style-name="ce43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43"/>
          <table:table-cell table:style-name="ce2" office:value-type="float" office:value="5" calcext:value-type="float">
            <text:p>5</text:p>
          </table:table-cell>
          <table:table-cell table:style-name="ce28" office:value-type="string" calcext:value-type="string">
            <text:p>SEGUE COM PRENHEZ CONFIRMADA DE INSEMINAÇÃO DO TOURO STGEN TAMP BUCKNELL-ET (SEX) <text:s/>COM PREVISÃO DE PARTO PARA <text:s/>21/10/2024 SEXADO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31" office:value-type="string" calcext:value-type="string">
            <text:p>LAPIDADA FIV DA PEZ</text:p>
          </table:table-cell>
          <table:table-cell table:style-name="ce35" office:value-type="string" calcext:value-type="string">
            <text:p>4218-CL</text:p>
          </table:table-cell>
          <table:table-cell table:style-name="ce22" office:value-type="date" office:date-value="2022-02-18" calcext:value-type="date">
            <text:p>18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CHIQUESA FIV</text:p>
          </table:table-cell>
          <table:table-cell table:style-name="ce26" office:value-type="string" calcext:value-type="string">
            <text:p>4.147 KG/LEITE</text:p>
          </table:table-cell>
          <table:table-cell table:style-name="ce43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ALISMA </text:p>
          </table:table-cell>
          <table:table-cell table:style-name="ce4" office:value-type="string" calcext:value-type="string">
            <text:p>VITA DONA BEJA </text:p>
          </table:table-cell>
          <table:table-cell table:style-name="ce26" office:value-type="string" calcext:value-type="string">
            <text:p>6.857 KG/LEITE</text:p>
          </table:table-cell>
          <table:table-cell table:style-name="ce43"/>
          <table:table-cell table:style-name="ce2" office:value-type="float" office:value="6" calcext:value-type="float">
            <text:p>6</text:p>
          </table:table-cell>
          <table:table-cell table:style-name="ce28" office:value-type="string" calcext:value-type="string">
            <text:p>SEGUE COM PRENHEZ CONFIRMADA DE INSEMINAÇÃO DO TOURO DG JUST IN TIME (SEX) <text:s/>COM PREVISÃO DE PARTO PARA 10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31" office:value-type="string" calcext:value-type="string">
            <text:p>JANÉIA DA PEZ</text:p>
          </table:table-cell>
          <table:table-cell table:style-name="ce35" office:value-type="string" calcext:value-type="string">
            <text:p>4230-CL(LA)</text:p>
          </table:table-cell>
          <table:table-cell table:style-name="ce22" office:value-type="date" office:date-value="2022-02-24" calcext:value-type="date">
            <text:p>24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ARLETE</text:p>
          </table:table-cell>
          <table:table-cell table:style-name="ce26"/>
          <table:table-cell table:style-name="ce43"/>
          <table:table-cell table:style-name="ce2" office:value-type="float" office:value="7" calcext:value-type="float">
            <text:p>7</text:p>
          </table:table-cell>
          <table:table-cell table:style-name="ce4" table:number-columns-repeated="2"/>
          <table:table-cell table:style-name="ce43"/>
          <table:table-cell table:style-name="ce2" office:value-type="float" office:value="7" calcext:value-type="float">
            <text:p>7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7" calcext:value-type="float">
            <text:p>7</text:p>
          </table:table-cell>
          <table:table-cell table:style-name="ce28" office:value-type="string" calcext:value-type="string">
            <text:p>SEGUE COM PRENHEZ <text:s/>CONFIRMADA DE INSEMINAÇÃO DO TOURO JOOK ESTN QUALITY-ET(SEX) COM PREVISÃO DE PARTO PARA 02/12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32" office:value-type="string" calcext:value-type="string">
            <text:p>CAPITIVA FIV DA PEZ</text:p>
          </table:table-cell>
          <table:table-cell table:style-name="ce35" office:value-type="string" calcext:value-type="string">
            <text:p>4216-CL</text:p>
          </table:table-cell>
          <table:table-cell table:style-name="ce22" office:value-type="date" office:date-value="2022-02-26" calcext:value-type="date">
            <text:p>26/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PATRAS FIV</text:p>
          </table:table-cell>
          <table:table-cell table:style-name="ce26"/>
          <table:table-cell table:style-name="ce43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43"/>
          <table:table-cell table:style-name="ce2" office:value-type="float" office:value="8" calcext:value-type="float">
            <text:p>8</text:p>
          </table:table-cell>
          <table:table-cell table:style-name="ce28" office:value-type="string" calcext:value-type="string">
            <text:p>SEGUE COM PRENHEZ CONFIRMADA DE INSEMINAÇÃO DO TOURO SANRECAM LOOPING(SEX) COM PREVISÃO DE PARTO PARA <text:s/>30/09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31" office:value-type="string" calcext:value-type="string">
            <text:p>ORIGEM FIV DA PEZ</text:p>
          </table:table-cell>
          <table:table-cell table:style-name="ce35" office:value-type="string" calcext:value-type="string">
            <text:p>4227-CL</text:p>
          </table:table-cell>
          <table:table-cell table:style-name="ce22" office:value-type="date" office:date-value="2022-03-05" calcext:value-type="date">
            <text:p>5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CASUARINA FIV</text:p>
          </table:table-cell>
          <table:table-cell table:style-name="ce26"/>
          <table:table-cell table:style-name="ce43"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31" office:value-type="string" calcext:value-type="string">
            <text:p>IMAGEM FIV DA PEZ</text:p>
          </table:table-cell>
          <table:table-cell table:style-name="ce35" office:value-type="string" calcext:value-type="string">
            <text:p>4219-CL</text:p>
          </table:table-cell>
          <table:table-cell table:style-name="ce22" office:value-type="date" office:date-value="2022-03-20" calcext:value-type="date">
            <text:p>20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LISBOA FIV</text:p>
          </table:table-cell>
          <table:table-cell table:style-name="ce26" office:value-type="string" calcext:value-type="string">
            <text:p>4.962 KG/LEITE</text:p>
          </table:table-cell>
          <table:table-cell table:style-name="ce43"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3"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TACA FIV DA PLAMA </text:p>
          </table:table-cell>
          <table:table-cell table:style-name="ce26"/>
          <table:table-cell table:style-name="ce43"/>
          <table:table-cell table:style-name="ce2" office:value-type="float" office:value="10" calcext:value-type="float">
            <text:p>10</text:p>
          </table:table-cell>
          <table:table-cell table:style-name="ce28" office:value-type="string" calcext:value-type="string">
            <text:p>SEGUE COM PRENHEZ <text:s/>CONFIRMADA DE INSEMINAÇÃO DO TOURO SANRECAM LOOPING(SEX) COM PREVISÃO DE PARTO PARA <text:s/>30/09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31" office:value-type="string" calcext:value-type="string">
            <text:p>MARLUCIA FIV DA PEZ</text:p>
          </table:table-cell>
          <table:table-cell table:style-name="ce35" office:value-type="string" calcext:value-type="string">
            <text:p>2446-CD</text:p>
          </table:table-cell>
          <table:table-cell table:style-name="ce22" office:value-type="date" office:date-value="2022-03-20" calcext:value-type="date">
            <text:p>20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3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11" calcext:value-type="float">
            <text:p>11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18/11/2024 SEXADO DE FÊMEA <text:s text:c="7"/></text:p>
          </table:table-cell>
          <table:table-cell table:number-columns-repeated="16362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31" office:value-type="string" calcext:value-type="string">
            <text:p>LUZIA FIV DA PEZ</text:p>
          </table:table-cell>
          <table:table-cell table:style-name="ce35" office:value-type="string" calcext:value-type="string">
            <text:p>1277-CD</text:p>
          </table:table-cell>
          <table:table-cell table:style-name="ce22" office:value-type="date" office:date-value="2022-03-26" calcext:value-type="date">
            <text:p>26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ATHENAS FIV</text:p>
          </table:table-cell>
          <table:table-cell table:style-name="ce26" office:value-type="string" calcext:value-type="string">
            <text:p>5.191 KG/LEITE</text:p>
          </table:table-cell>
          <table:table-cell table:style-name="ce43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3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8.347 KG/LEITE</text:p>
          </table:table-cell>
          <table:table-cell table:style-name="ce43"/>
          <table:table-cell table:style-name="ce2" office:value-type="float" office:value="12" calcext:value-type="float">
            <text:p>12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31" office:value-type="string" calcext:value-type="string">
            <text:p>FÉCULA FIV DA PEZ</text:p>
          </table:table-cell>
          <table:table-cell table:style-name="ce35" office:value-type="string" calcext:value-type="string">
            <text:p>1284-CD</text:p>
          </table:table-cell>
          <table:table-cell table:style-name="ce22" office:value-type="date" office:date-value="2022-03-26" calcext:value-type="date">
            <text:p>26/3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FAIRMONT RIDGELINE-ET</text:p>
          </table:table-cell>
          <table:table-cell table:style-name="ce4" office:value-type="string" calcext:value-type="string">
            <text:p>PAINEIRA FIV</text:p>
          </table:table-cell>
          <table:table-cell table:style-name="ce26"/>
          <table:table-cell table:style-name="ce43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FAIRMONT DELTA RHONDA -ET </text:p>
          </table:table-cell>
          <table:table-cell table:style-name="ce43"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13" calcext:value-type="float">
            <text:p>13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style-name="ce27" office:value-type="string" calcext:value-type="string">
            <text:p>PLANALTINA FIV DA PEZ</text:p>
          </table:table-cell>
          <table:table-cell table:style-name="ce36" office:value-type="string" calcext:value-type="string">
            <text:p>4203-CL</text:p>
          </table:table-cell>
          <table:table-cell table:style-name="ce22" office:value-type="date" office:date-value="2022-04-14" calcext:value-type="date">
            <text:p>14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ESTIVA FIV </text:p>
          </table:table-cell>
          <table:table-cell table:style-name="ce26"/>
          <table:table-cell table:style-name="ce43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14" calcext:value-type="float">
            <text:p>14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14" calcext:value-type="float">
            <text:p>14</text:p>
          </table:table-cell>
          <table:table-cell table:style-name="ce28" office:value-type="string" calcext:value-type="string">
            <text:p>SEGUE COM PRENHEZ CONFIRMADA DE INSEMINAÇÃO DO TOURO JOOK ESTN QUALITY-ET(SEX) COM PREVISÃO DE PARTO PARA <text:s/>02/12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31" office:value-type="string" calcext:value-type="string">
            <text:p>HILDA FIV DA PEZ</text:p>
          </table:table-cell>
          <table:table-cell table:style-name="ce35" office:value-type="string" calcext:value-type="string">
            <text:p>1265-CD</text:p>
          </table:table-cell>
          <table:table-cell table:style-name="ce22" office:value-type="date" office:date-value="2022-04-15" calcext:value-type="date">
            <text:p>15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15" calcext:value-type="float">
            <text:p>15</text:p>
          </table:table-cell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style-name="ce31" office:value-type="string" calcext:value-type="string">
            <text:p>LUMARA FIV DA PEZ</text:p>
          </table:table-cell>
          <table:table-cell table:style-name="ce35" office:value-type="string" calcext:value-type="string">
            <text:p>1055-CD</text:p>
          </table:table-cell>
          <table:table-cell table:style-name="ce22" office:value-type="date" office:date-value="2022-04-15" calcext:value-type="date">
            <text:p>15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TISSIANE DONA BEJA</text:p>
          </table:table-cell>
          <table:table-cell table:style-name="ce26" office:value-type="string" calcext:value-type="string">
            <text:p>5.382 KG/LEITE</text:p>
          </table:table-cell>
          <table:table-cell table:style-name="ce43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16" calcext:value-type="float">
            <text:p>16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17" calcext:value-type="float">
            <text:p>17</text:p>
          </table:table-cell>
          <table:table-cell table:style-name="ce27" office:value-type="string" calcext:value-type="string">
            <text:p>MICHELE DA PEZ</text:p>
          </table:table-cell>
          <table:table-cell table:style-name="ce36" office:value-type="string" calcext:value-type="string">
            <text:p>2444-CD</text:p>
          </table:table-cell>
          <table:table-cell table:style-name="ce22" office:value-type="date" office:date-value="2022-04-18" calcext:value-type="date">
            <text:p>18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ROGENESIS ALTASTARK-ET</text:p>
          </table:table-cell>
          <table:table-cell table:style-name="ce4" office:value-type="string" calcext:value-type="string">
            <text:p>DONA FIV</text:p>
          </table:table-cell>
          <table:table-cell table:style-name="ce26"/>
          <table:table-cell table:style-name="ce43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ROGENESIS TOPNOTCH </text:p>
          </table:table-cell>
          <table:table-cell table:style-name="ce4" office:value-type="string" calcext:value-type="string">
            <text:p>EILDON-TWEED JEDI BIKINI-ET </text:p>
          </table:table-cell>
          <table:table-cell table:style-name="ce43"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SEGUE COM PRENHEZ CONFIRMADA DE EMBRIÃO 1/2 SANGUE DO ACASALAMENTO (GENOSOURCE CAPT HIGHCARD-ET x MANDALA FIV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style-name="ce31" office:value-type="string" calcext:value-type="string">
            <text:p>HOLGA FIV DA PEZ</text:p>
          </table:table-cell>
          <table:table-cell table:style-name="ce37" office:value-type="string" calcext:value-type="string">
            <text:p>0932-CD</text:p>
          </table:table-cell>
          <table:table-cell table:style-name="ce22" office:value-type="date" office:date-value="2022-04-19" calcext:value-type="date">
            <text:p>19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INGRID DA PEZ</text:p>
          </table:table-cell>
          <table:table-cell table:style-name="ce26"/>
          <table:table-cell table:style-name="ce43"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18" calcext:value-type="float">
            <text:p>18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SEGUE COM PRENHEZ CONFIRMADA DE EMBRIÃO 1/2 SANGUE DO ACASALAMENTO (TJR DUKE DAWSON-ET x HAIDEE DA PEZ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19" calcext:value-type="float">
            <text:p>19</text:p>
          </table:table-cell>
          <table:table-cell table:style-name="ce31" office:value-type="string" calcext:value-type="string">
            <text:p>EMILIA FIV DA PEZ</text:p>
          </table:table-cell>
          <table:table-cell table:style-name="ce35" office:value-type="string" calcext:value-type="string">
            <text:p>4232-CL</text:p>
          </table:table-cell>
          <table:table-cell table:style-name="ce22" office:value-type="date" office:date-value="2022-04-22" calcext:value-type="date">
            <text:p>22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19" calcext:value-type="float">
            <text:p>19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style-name="ce27" office:value-type="string" calcext:value-type="string">
            <text:p>BANDAGEM FIV DA PEZ</text:p>
          </table:table-cell>
          <table:table-cell table:style-name="ce36" office:value-type="string" calcext:value-type="string">
            <text:p>1269-CD</text:p>
          </table:table-cell>
          <table:table-cell table:style-name="ce22" office:value-type="date" office:date-value="2022-04-22" calcext:value-type="date">
            <text:p>22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TISSIANE DONA BEJA</text:p>
          </table:table-cell>
          <table:table-cell table:style-name="ce26" office:value-type="string" calcext:value-type="string">
            <text:p>5.382 KG/LEITE</text:p>
          </table:table-cell>
          <table:table-cell table:style-name="ce43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SEGUE COM PRENHEZ CONFIRMADA DE EMBRIÃO 1/2 SANGUE DO ACASALAMENTO (GENOSOURCE CAPT HIGHCARD-ET x LISBOA FIV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1" calcext:value-type="float">
            <text:p>21</text:p>
          </table:table-cell>
          <table:table-cell table:style-name="ce27" office:value-type="string" calcext:value-type="string">
            <text:p>FOTO FIV DA PEZ</text:p>
          </table:table-cell>
          <table:table-cell table:style-name="ce36" office:value-type="string" calcext:value-type="string">
            <text:p>1259-CD</text:p>
          </table:table-cell>
          <table:table-cell table:style-name="ce22" office:value-type="date" office:date-value="2022-04-22" calcext:value-type="date">
            <text:p>22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TISSIANE DONA BEJA</text:p>
          </table:table-cell>
          <table:table-cell table:style-name="ce26" office:value-type="string" calcext:value-type="string">
            <text:p>5382 KG/LEITE</text:p>
          </table:table-cell>
          <table:table-cell table:style-name="ce43"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style-name="ce31" office:value-type="string" calcext:value-type="string">
            <text:p>GITA FIV DA PEZ</text:p>
          </table:table-cell>
          <table:table-cell table:style-name="ce35" office:value-type="string" calcext:value-type="string">
            <text:p>1256-CD</text:p>
          </table:table-cell>
          <table:table-cell table:style-name="ce22" office:value-type="date" office:date-value="2022-04-24" calcext:value-type="date">
            <text:p>24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PAINEIRA FIV</text:p>
          </table:table-cell>
          <table:table-cell table:style-name="ce26"/>
          <table:table-cell table:style-name="ce43"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SEGUE COM PRENHEZ CONFIRMADA DE EMBRIÃO 1/2 SANGUE DO ACASALAMENTO (DG TIQ TAQ x ANGELICA FIV) COM PREVISÃO DE PARTO PARA <text:s/>30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3" calcext:value-type="float">
            <text:p>23</text:p>
          </table:table-cell>
          <table:table-cell table:style-name="ce27" office:value-type="string" calcext:value-type="string">
            <text:p>RAFAELA FIV DA PEZ</text:p>
          </table:table-cell>
          <table:table-cell table:style-name="ce36" office:value-type="string" calcext:value-type="string">
            <text:p>0931-CD</text:p>
          </table:table-cell>
          <table:table-cell table:style-name="ce22" office:value-type="date" office:date-value="2022-04-25" calcext:value-type="date">
            <text:p>25/4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-S-I RENGADE IMPROBABLE-ET</text:p>
          </table:table-cell>
          <table:table-cell table:style-name="ce4" office:value-type="string" calcext:value-type="string">
            <text:p>TISSIANE DONA BEJA</text:p>
          </table:table-cell>
          <table:table-cell table:style-name="ce26" office:value-type="string" calcext:value-type="string">
            <text:p>5.382 KG/LEITE</text:p>
          </table:table-cell>
          <table:table-cell table:style-name="ce43"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-S-I PR RENEGADE - ET </text:p>
          </table:table-cell>
          <table:table-cell table:style-name="ce4" office:value-type="string" calcext:value-type="string">
            <text:p>S-S-I TOOK 7261 8495 - ET <text:s/></text:p>
          </table:table-cell>
          <table:table-cell table:style-name="ce43"/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23" calcext:value-type="float">
            <text:p>23</text:p>
          </table:table-cell>
          <table:table-cell table:style-name="ce27" office:value-type="string" calcext:value-type="string">
            <text:p>SEGUE COM PRENHEZ CONFIRMADA DE EMBRIÃO 1/2 SANGUE DO ACASALAMENTO (GENOSOURCE CAPT HIGHCARD-ET x DUPLICATA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31" office:value-type="string" calcext:value-type="string">
            <text:p>ALAGOANA DA PEZ</text:p>
          </table:table-cell>
          <table:table-cell table:style-name="ce35" office:value-type="string" calcext:value-type="string">
            <text:p>2439-CD</text:p>
          </table:table-cell>
          <table:table-cell table:style-name="ce22" office:value-type="date" office:date-value="2022-05-17" calcext:value-type="date">
            <text:p>17/5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EAK ALTALUCHE-ET</text:p>
          </table:table-cell>
          <table:table-cell table:style-name="ce4" office:value-type="string" calcext:value-type="string">
            <text:p>TARA DA PEZ</text:p>
          </table:table-cell>
          <table:table-cell table:style-name="ce26"/>
          <table:table-cell table:style-name="ce43"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ROGENESIS MARIUS </text:p>
          </table:table-cell>
          <table:table-cell table:style-name="ce4" office:value-type="string" calcext:value-type="string">
            <text:p>COOL-LAWM MS JEDI 5267- ET </text:p>
          </table:table-cell>
          <table:table-cell table:style-name="ce43"/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H UISQUE </text:p>
          </table:table-cell>
          <table:table-cell table:style-name="ce4" office:value-type="string" calcext:value-type="string">
            <text:p>VITA DONA BEJA </text:p>
          </table:table-cell>
          <table:table-cell table:style-name="ce26" office:value-type="string" calcext:value-type="string">
            <text:p>6.857 KG/LEITE</text:p>
          </table:table-cell>
          <table:table-cell table:style-name="ce43"/>
          <table:table-cell table:style-name="ce2" office:value-type="float" office:value="24" calcext:value-type="float">
            <text:p>24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21/10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31" office:value-type="string" calcext:value-type="string">
            <text:p>REFORMADA DA PEZ</text:p>
          </table:table-cell>
          <table:table-cell table:style-name="ce35" office:value-type="string" calcext:value-type="string">
            <text:p>1280-CD</text:p>
          </table:table-cell>
          <table:table-cell table:style-name="ce22" office:value-type="date" office:date-value="2022-06-02" calcext:value-type="date">
            <text:p>2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PEAK ALTAOLAF-ET</text:p>
          </table:table-cell>
          <table:table-cell table:style-name="ce4" office:value-type="string" calcext:value-type="string">
            <text:p>DIALANA DA F.E</text:p>
          </table:table-cell>
          <table:table-cell table:style-name="ce26" office:value-type="string" calcext:value-type="string">
            <text:p>5.103 KG/LEITE</text:p>
          </table:table-cell>
          <table:table-cell table:style-name="ce43"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BLUMENFELD JEDI RESOLVE -ET </text:p>
          </table:table-cell>
          <table:table-cell table:style-name="ce4" office:value-type="string" calcext:value-type="string">
            <text:p>MCVD GLAMOUR - ET </text:p>
          </table:table-cell>
          <table:table-cell table:style-name="ce43"/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43"/>
          <table:table-cell table:style-name="ce2" office:value-type="float" office:value="25" calcext:value-type="float">
            <text:p>25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style-name="ce31" office:value-type="string" calcext:value-type="string">
            <text:p>ALMENARA FIV DA PEZ</text:p>
          </table:table-cell>
          <table:table-cell table:style-name="ce35" office:value-type="string" calcext:value-type="string">
            <text:p>4220-CL</text:p>
          </table:table-cell>
          <table:table-cell table:style-name="ce22" office:value-type="date" office:date-value="2022-06-04" calcext:value-type="date">
            <text:p>4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PAINEIRA FIV</text:p>
          </table:table-cell>
          <table:table-cell table:style-name="ce26"/>
          <table:table-cell table:style-name="ce43"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SEGUE COM PRENHEZ CONFIRMADA DE EMBRIÃO 1/2 SANGUE DO ACASALAMENTO (GENOSOURCE CAPT HIGHCARD-ET x RECEITA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31" office:value-type="string" calcext:value-type="string">
            <text:p>FOCA FIV DA PEZ</text:p>
          </table:table-cell>
          <table:table-cell table:style-name="ce35" office:value-type="string" calcext:value-type="string">
            <text:p>4212-CL</text:p>
          </table:table-cell>
          <table:table-cell table:style-name="ce22" office:value-type="date" office:date-value="2022-06-10" calcext:value-type="date">
            <text:p>10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WOODCREST KING DOC</text:p>
          </table:table-cell>
          <table:table-cell table:style-name="ce4" office:value-type="string" calcext:value-type="string">
            <text:p>LAURA FIV </text:p>
          </table:table-cell>
          <table:table-cell table:style-name="ce26" office:value-type="string" calcext:value-type="string">
            <text:p>4.049 KG/LEITE</text:p>
          </table:table-cell>
          <table:table-cell table:style-name="ce43"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MORNINGVIEW MCC KINGBOY - ET</text:p>
          </table:table-cell>
          <table:table-cell table:style-name="ce4" office:value-type="string" calcext:value-type="string">
            <text:p>WCD-ZBW MACK DADDY - ET </text:p>
          </table:table-cell>
          <table:table-cell table:style-name="ce43"/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43"/>
          <table:table-cell table:style-name="ce2" office:value-type="float" office:value="27" calcext:value-type="float">
            <text:p>27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27" office:value-type="string" calcext:value-type="string">
            <text:p>NAMARA DA PEZ</text:p>
          </table:table-cell>
          <table:table-cell table:style-name="ce36" office:value-type="string" calcext:value-type="string">
            <text:p>1292-CD</text:p>
          </table:table-cell>
          <table:table-cell table:style-name="ce22" office:value-type="date" office:date-value="2022-06-13" calcext:value-type="date">
            <text:p>13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COOKIECUTTER SKY HIPSHOT-ET</text:p>
          </table:table-cell>
          <table:table-cell table:style-name="ce4" office:value-type="string" calcext:value-type="string">
            <text:p>FIGO FI9V FAYANA</text:p>
          </table:table-cell>
          <table:table-cell table:style-name="ce26" office:value-type="string" calcext:value-type="string">
            <text:p>6.511 KG/LEITE </text:p>
          </table:table-cell>
          <table:table-cell table:style-name="ce43"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BOMAZ SKYWALKER-ET </text:p>
          </table:table-cell>
          <table:table-cell table:style-name="ce4" office:value-type="string" calcext:value-type="string">
            <text:p>COOKIECUTTER SUPR HAZAJO-ET <text:s text:c="2"/></text:p>
          </table:table-cell>
          <table:table-cell table:style-name="ce43"/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EATRO DA SILVANIA </text:p>
          </table:table-cell>
          <table:table-cell table:style-name="ce4" office:value-type="string" calcext:value-type="string">
            <text:p>TRAMA TE CAL </text:p>
          </table:table-cell>
          <table:table-cell table:style-name="ce26"/>
          <table:table-cell table:style-name="ce43"/>
          <table:table-cell table:style-name="ce2" office:value-type="float" office:value="28" calcext:value-type="float">
            <text:p>28</text:p>
          </table:table-cell>
          <table:table-cell table:style-name="ce27" office:value-type="string" calcext:value-type="string">
            <text:p>SEGUE COM PRENHEZ CONFIRMADA DE EMBRIÃO 1/2 SANGUE DO ACASALAMENTO (GENOSOURCE CAPT HIGHCARD-ET x IEDA FIV 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1" office:value-type="string" calcext:value-type="string">
            <text:p>BANANA FIV DA PEZ</text:p>
          </table:table-cell>
          <table:table-cell table:style-name="ce35" office:value-type="string" calcext:value-type="string">
            <text:p>4226-CL</text:p>
          </table:table-cell>
          <table:table-cell table:style-name="ce22" office:value-type="date" office:date-value="2022-06-14" calcext:value-type="date">
            <text:p>14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CHANIA FIV </text:p>
          </table:table-cell>
          <table:table-cell table:style-name="ce26"/>
          <table:table-cell table:style-name="ce43"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29" calcext:value-type="float">
            <text:p>29</text:p>
          </table:table-cell>
          <table:table-cell table:style-name="ce27" office:value-type="string" calcext:value-type="string">
            <text:p>SEGUE COM PRENHEZ CONFIRMADA DE EMBRIÃO 1/2 SANGUE DO ACASALAMENTO (GENOSOURCE CAPT HIGHCARD-ET x CACHOEIRA DA PEZ) COM PREVISÃO DE PARTO PARA <text:s/>21/10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31" office:value-type="string" calcext:value-type="string">
            <text:p>JOCALIA FIV DA PEZ</text:p>
          </table:table-cell>
          <table:table-cell table:style-name="ce35" office:value-type="string" calcext:value-type="string">
            <text:p>4231-CL</text:p>
          </table:table-cell>
          <table:table-cell table:style-name="ce22" office:value-type="date" office:date-value="2022-06-19" calcext:value-type="date">
            <text:p>19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CHANIA FIV </text:p>
          </table:table-cell>
          <table:table-cell table:style-name="ce26"/>
          <table:table-cell table:style-name="ce43"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ABU TE DA CAL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30" calcext:value-type="float">
            <text:p>30</text:p>
          </table:table-cell>
          <table:table-cell table:style-name="ce28" office:value-type="string" calcext:value-type="string">
            <text:p>SEGUE COM PRENHEZ CONFIRMADA DE INSEMINAÇÃO DO TOURO SANRECAM LOOPING(SEX) COM PREVISÃO DE PARTO PARA <text:s/>30/09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31" office:value-type="string" calcext:value-type="string">
            <text:p>PAULISTANA FIV DA PEZ</text:p>
          </table:table-cell>
          <table:table-cell table:style-name="ce35" office:value-type="string" calcext:value-type="string">
            <text:p>4217-CL</text:p>
          </table:table-cell>
          <table:table-cell table:style-name="ce22" office:value-type="date" office:date-value="2022-06-20" calcext:value-type="date">
            <text:p>20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SIEMERS EXC HANANS-ET</text:p>
          </table:table-cell>
          <table:table-cell table:style-name="ce4" office:value-type="string" calcext:value-type="string">
            <text:p>PAINEIRA FIV</text:p>
          </table:table-cell>
          <table:table-cell table:style-name="ce26"/>
          <table:table-cell table:style-name="ce43"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SANDY-VALLEY KR EXCALIBUR </text:p>
          </table:table-cell>
          <table:table-cell table:style-name="ce4" office:value-type="string" calcext:value-type="string">
            <text:p>SIEMERS DOC HANAN 28286-ET </text:p>
          </table:table-cell>
          <table:table-cell table:style-name="ce43"/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 office:value-type="string" calcext:value-type="string">
            <text:p>6.411 KG/LEITE</text:p>
          </table:table-cell>
          <table:table-cell table:style-name="ce43"/>
          <table:table-cell table:style-name="ce2" office:value-type="float" office:value="31" calcext:value-type="float">
            <text:p>31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9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31" office:value-type="string" calcext:value-type="string">
            <text:p>DITA FIV DA PEZ</text:p>
          </table:table-cell>
          <table:table-cell table:style-name="ce35" office:value-type="string" calcext:value-type="string">
            <text:p>4235-CL</text:p>
          </table:table-cell>
          <table:table-cell table:style-name="ce22" office:value-type="date" office:date-value="2022-06-24" calcext:value-type="date">
            <text:p>24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HISTERIA FIV DA XAPE</text:p>
          </table:table-cell>
          <table:table-cell table:style-name="ce26" office:value-type="string" calcext:value-type="string">
            <text:p>5.713 KG/LEITE</text:p>
          </table:table-cell>
          <table:table-cell table:style-name="ce43"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FEIÇÃO F. MUTUM </text:p>
          </table:table-cell>
          <table:table-cell table:style-name="ce26"/>
          <table:table-cell table:style-name="ce43"/>
          <table:table-cell table:style-name="ce2" office:value-type="float" office:value="32" calcext:value-type="float">
            <text:p>32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21/10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31" office:value-type="string" calcext:value-type="string">
            <text:p>CHARLETE FIV DA PEZ</text:p>
          </table:table-cell>
          <table:table-cell table:style-name="ce35" office:value-type="string" calcext:value-type="string">
            <text:p>4224-CL</text:p>
          </table:table-cell>
          <table:table-cell table:style-name="ce22" office:value-type="date" office:date-value="2022-06-27" calcext:value-type="date">
            <text:p>27/6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33" calcext:value-type="float">
            <text:p>33</text:p>
          </table:table-cell>
          <table:table-cell table:style-name="ce28" office:value-type="string" calcext:value-type="string">
            <text:p>SEGUE COM PRENHEZ CONFIRMADA DE INSEMINAÇÃO DO TOURO STGEN TAMP BUCKNELL-ET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31" office:value-type="string" calcext:value-type="string">
            <text:p>LIBÉLULA FIV DA PEZ</text:p>
          </table:table-cell>
          <table:table-cell table:style-name="ce35" office:value-type="string" calcext:value-type="string">
            <text:p>4209-CL</text:p>
          </table:table-cell>
          <table:table-cell table:style-name="ce22" office:value-type="date" office:date-value="2022-07-01" calcext:value-type="date">
            <text:p>1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HISTERIA FIV DA XAPE</text:p>
          </table:table-cell>
          <table:table-cell table:style-name="ce26" office:value-type="string" calcext:value-type="string">
            <text:p>5.713 KG/LEITE</text:p>
          </table:table-cell>
          <table:table-cell table:style-name="ce43"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FEIÇÃO F. MUTUM </text:p>
          </table:table-cell>
          <table:table-cell table:style-name="ce26"/>
          <table:table-cell table:style-name="ce43"/>
          <table:table-cell table:style-name="ce2" office:value-type="float" office:value="34" calcext:value-type="float">
            <text:p>34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31" office:value-type="string" calcext:value-type="string">
            <text:p>ATIBAIA FIV DA PEZ</text:p>
          </table:table-cell>
          <table:table-cell table:style-name="ce35" office:value-type="string" calcext:value-type="string">
            <text:p>4223-CL</text:p>
          </table:table-cell>
          <table:table-cell table:style-name="ce22" office:value-type="date" office:date-value="2022-07-11" calcext:value-type="date">
            <text:p>11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CASUARINA FIV</text:p>
          </table:table-cell>
          <table:table-cell table:style-name="ce26"/>
          <table:table-cell table:style-name="ce43"/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5" calcext:value-type="float">
            <text:p>35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35" calcext:value-type="float">
            <text:p>35</text:p>
          </table:table-cell>
          <table:table-cell table:style-name="ce27" office:value-type="string" calcext:value-type="string">
            <text:p>SEGUE COM PRENHEZ CONFIRMADA DE EMBRIÃO 1/2 SANGUE DO ACASALAMENTO (GENOSOURCE CAPT HIGHCARD-ET x CACHOEIRA DA PEZ) COM PREVISÃO DE PARTO PARA <text:s/>21/10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31" office:value-type="string" calcext:value-type="string">
            <text:p>VIOLETA FIV DA PEZ</text:p>
          </table:table-cell>
          <table:table-cell table:style-name="ce35" office:value-type="string" calcext:value-type="string">
            <text:p>4210-CL</text:p>
          </table:table-cell>
          <table:table-cell table:style-name="ce22" office:value-type="date" office:date-value="2022-07-13" calcext:value-type="date">
            <text:p>13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CASUARINA FIV</text:p>
          </table:table-cell>
          <table:table-cell table:style-name="ce26"/>
          <table:table-cell table:style-name="ce43"/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6" calcext:value-type="float">
            <text:p>36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36" calcext:value-type="float">
            <text:p>36</text:p>
          </table:table-cell>
          <table:table-cell table:style-name="ce27" office:value-type="string" calcext:value-type="string">
            <text:p>SEGUE COM PRENHEZ CONFIRMADA DE EMBRIÃO 1/2 SANGUE DO ACASALAMENTO (GENOSOURCE CAPT HIGHCARD-ET x LISBOA FIV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31" office:value-type="string" calcext:value-type="string">
            <text:p>NEFRITA FIV DA PEZ</text:p>
          </table:table-cell>
          <table:table-cell table:style-name="ce35" office:value-type="string" calcext:value-type="string">
            <text:p>4204-CL</text:p>
          </table:table-cell>
          <table:table-cell table:style-name="ce22" office:value-type="date" office:date-value="2022-07-14" calcext:value-type="date">
            <text:p>14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CASUARINA FIV</text:p>
          </table:table-cell>
          <table:table-cell table:style-name="ce26"/>
          <table:table-cell table:style-name="ce43"/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7" calcext:value-type="float">
            <text:p>37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37" calcext:value-type="float">
            <text:p>37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31" office:value-type="string" calcext:value-type="string">
            <text:p>TÁTICA FIV DA PEZ</text:p>
          </table:table-cell>
          <table:table-cell table:style-name="ce35" office:value-type="string" calcext:value-type="string">
            <text:p>4234-CL</text:p>
          </table:table-cell>
          <table:table-cell table:style-name="ce22" office:value-type="date" office:date-value="2022-07-16" calcext:value-type="date">
            <text:p>16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ANGELICA FIV </text:p>
          </table:table-cell>
          <table:table-cell table:style-name="ce26" office:value-type="string" calcext:value-type="string">
            <text:p>4.798 KG/LEITE</text:p>
          </table:table-cell>
          <table:table-cell table:style-name="ce43"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GENGIS KHAN DE BRASILIA </text:p>
          </table:table-cell>
          <table:table-cell table:style-name="ce4" office:value-type="string" calcext:value-type="string">
            <text:p>DELICADA CAL</text:p>
          </table:table-cell>
          <table:table-cell table:style-name="ce26"/>
          <table:table-cell table:style-name="ce43"/>
          <table:table-cell table:style-name="ce2" office:value-type="float" office:value="38" calcext:value-type="float">
            <text:p>38</text:p>
          </table:table-cell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32" office:value-type="string" calcext:value-type="string">
            <text:p>DISTANCIA FIV DA PEZ</text:p>
          </table:table-cell>
          <table:table-cell table:style-name="ce35" office:value-type="string" calcext:value-type="string">
            <text:p>4213-CL</text:p>
          </table:table-cell>
          <table:table-cell table:style-name="ce22" office:value-type="date" office:date-value="2022-07-29" calcext:value-type="date">
            <text:p>29/7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EAK ALTAGOPRO-ET</text:p>
          </table:table-cell>
          <table:table-cell table:style-name="ce4" office:value-type="string" calcext:value-type="string">
            <text:p>INGRID DA PEZ</text:p>
          </table:table-cell>
          <table:table-cell table:style-name="ce26"/>
          <table:table-cell table:style-name="ce43"/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AOT SILVER HELIX-ET </text:p>
          </table:table-cell>
          <table:table-cell table:style-name="ce4" office:value-type="string" calcext:value-type="string">
            <text:p>COOKIECUTTER HATTIE-ET </text:p>
          </table:table-cell>
          <table:table-cell table:style-name="ce43"/>
          <table:table-cell table:style-name="ce2" office:value-type="float" office:value="39" calcext:value-type="float">
            <text:p>39</text:p>
          </table:table-cell>
          <table:table-cell table:style-name="ce4" table:number-columns-repeated="2"/>
          <table:table-cell table:style-name="ce26"/>
          <table:table-cell table:style-name="ce43"/>
          <table:table-cell table:style-name="ce2" office:value-type="float" office:value="39" calcext:value-type="float">
            <text:p>39</text:p>
          </table:table-cell>
          <table:table-cell table:style-name="ce27" office:value-type="string" calcext:value-type="string">
            <text:p>SEGUE COM PRENHEZ CONFIRMADA DE EMBRIÃO 1/2 SANGUE DO ACASALAMENTO (GENOSOURCE CAPT HIGHCARD-ET x HAIDEE DA PEZ) COM PREVISÃO DE PARTO PARA <text:s/>02/09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31" office:value-type="string" calcext:value-type="string">
            <text:p>ESTAMPA DA PEZ</text:p>
          </table:table-cell>
          <table:table-cell table:style-name="ce35" office:value-type="string" calcext:value-type="string">
            <text:p>1286-CD</text:p>
          </table:table-cell>
          <table:table-cell table:style-name="ce22" office:value-type="date" office:date-value="2022-08-02" calcext:value-type="date">
            <text:p>2/8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PEAK ALTAOLAF-ET</text:p>
          </table:table-cell>
          <table:table-cell table:style-name="ce4" office:value-type="string" calcext:value-type="string">
            <text:p>TRAMA FIV </text:p>
          </table:table-cell>
          <table:table-cell table:style-name="ce26"/>
          <table:table-cell table:style-name="ce43"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BLUMENFELD JEDI RESOLVE -ET </text:p>
          </table:table-cell>
          <table:table-cell table:style-name="ce4" office:value-type="string" calcext:value-type="string">
            <text:p>MCVD GLAMOUR - ET </text:p>
          </table:table-cell>
          <table:table-cell table:style-name="ce43"/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43"/>
          <table:table-cell table:style-name="ce2" office:value-type="float" office:value="40" calcext:value-type="float">
            <text:p>40</text:p>
          </table:table-cell>
          <table:table-cell table:style-name="ce28" office:value-type="string" calcext:value-type="string">
            <text:p>SEGUE COM PRENHEZ CONFIRMADA DE INSEMINAÇÃO DO TOURO DG JUST IN TIME (SEX) COM PREVISÃO DE PARTO PARA <text:s/>08/11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31" office:value-type="string" calcext:value-type="string">
            <text:p>FICÇÃO FIV DA PEZ</text:p>
          </table:table-cell>
          <table:table-cell table:style-name="ce35" office:value-type="string" calcext:value-type="string">
            <text:p>4233-CL</text:p>
          </table:table-cell>
          <table:table-cell table:style-name="ce22" office:value-type="date" office:date-value="2022-08-02" calcext:value-type="date">
            <text:p>2/8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OH-RIVER-SYC CRUSHABULL-ET</text:p>
          </table:table-cell>
          <table:table-cell table:style-name="ce4" office:value-type="string" calcext:value-type="string">
            <text:p>DIALANA DA F.E</text:p>
          </table:table-cell>
          <table:table-cell table:style-name="ce26" office:value-type="string" calcext:value-type="string">
            <text:p>5.103 KG/LEITE</text:p>
          </table:table-cell>
          <table:table-cell table:style-name="ce43"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AVERICK CRUSH </text:p>
          </table:table-cell>
          <table:table-cell table:style-name="ce4" office:value-type="string" calcext:value-type="string">
            <text:p>OH-RIVER-SYC MOGAL BRYLAN </text:p>
          </table:table-cell>
          <table:table-cell table:style-name="ce43"/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EXPOENTE TE DE BRASILI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43"/>
          <table:table-cell table:style-name="ce2" office:value-type="float" office:value="41" calcext:value-type="float">
            <text:p>41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31" office:value-type="string" calcext:value-type="string">
            <text:p>VISITA FIV DA PEZ</text:p>
          </table:table-cell>
          <table:table-cell table:style-name="ce35" office:value-type="string" calcext:value-type="string">
            <text:p>4211-CL</text:p>
          </table:table-cell>
          <table:table-cell table:style-name="ce22" office:value-type="date" office:date-value="2022-10-20" calcext:value-type="date">
            <text:p>20/10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ENSENADA FIV </text:p>
          </table:table-cell>
          <table:table-cell table:style-name="ce26" office:value-type="string" calcext:value-type="string">
            <text:p>6.139 KG/LEITE </text:p>
          </table:table-cell>
          <table:table-cell table:style-name="ce43"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SALETE DONA BEJA </text:p>
          </table:table-cell>
          <table:table-cell table:style-name="ce26"/>
          <table:table-cell table:style-name="ce43"/>
          <table:table-cell table:style-name="ce2" office:value-type="float" office:value="42" calcext:value-type="float">
            <text:p>42</text:p>
          </table:table-cell>
          <table:table-cell table:style-name="ce27" office:value-type="string" calcext:value-type="string">
            <text:p>SEGUE COM PRENHEZ CONFIRMADA DE EMBRIÃO 1/2 SANGUE DO ACASALAMENTO (FARNEAR NACHO 41092-ET x FARRA FIV DE GUARAMI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31" office:value-type="string" calcext:value-type="string">
            <text:p>MISS FIV DA PEZ</text:p>
          </table:table-cell>
          <table:table-cell table:style-name="ce35" office:value-type="string" calcext:value-type="string">
            <text:p>4221-CL</text:p>
          </table:table-cell>
          <table:table-cell table:style-name="ce22" office:value-type="date" office:date-value="2022-10-21" calcext:value-type="date">
            <text:p>21/10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SALETE DONA BEJA</text:p>
          </table:table-cell>
          <table:table-cell table:style-name="ce26" office:value-type="string" calcext:value-type="string">
            <text:p>6.411 KG/LEITE </text:p>
          </table:table-cell>
          <table:table-cell table:style-name="ce43"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ESPELHO TE DE BRASILIA </text:p>
          </table:table-cell>
          <table:table-cell table:style-name="ce4" office:value-type="string" calcext:value-type="string">
            <text:p>NIRVANA </text:p>
          </table:table-cell>
          <table:table-cell table:style-name="ce26"/>
          <table:table-cell table:style-name="ce43"/>
          <table:table-cell table:style-name="ce2" office:value-type="float" office:value="43" calcext:value-type="float">
            <text:p>43</text:p>
          </table:table-cell>
          <table:table-cell table:style-name="ce27" office:value-type="string" calcext:value-type="string">
            <text:p>SEGUE COM PRENHEZ CONFIRMADA DE EMBRIÃO 1/2 SANGUE DO ACASALAMENTO (FARNEAR NACHO 41092-ET x IEDA FIV 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31" office:value-type="string" calcext:value-type="string">
            <text:p>LISA FIV DA PEZ</text:p>
          </table:table-cell>
          <table:table-cell table:style-name="ce35" office:value-type="string" calcext:value-type="string">
            <text:p>4214-CL</text:p>
          </table:table-cell>
          <table:table-cell table:style-name="ce22" office:value-type="date" office:date-value="2022-11-09" calcext:value-type="date">
            <text:p>9/1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PERFUMADA FIV </text:p>
          </table:table-cell>
          <table:table-cell table:style-name="ce26"/>
          <table:table-cell table:style-name="ce43"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3"/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44" calcext:value-type="float">
            <text:p>44</text:p>
          </table:table-cell>
          <table:table-cell table:style-name="ce27" office:value-type="string" calcext:value-type="string">
            <text:p>SEGUE COM PRENHEZ CONFIRMADA DE EMBRIÃO 1/2 SANGUE DO ACASALAMENTO (GENOSOURCE CAPT HIGHCARD-ET x LESSA FIV 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31" office:value-type="string" calcext:value-type="string">
            <text:p>EMPRESA FIV DA PEZ</text:p>
          </table:table-cell>
          <table:table-cell table:style-name="ce35" office:value-type="string" calcext:value-type="string">
            <text:p>4206-CL</text:p>
          </table:table-cell>
          <table:table-cell table:style-name="ce22" office:value-type="date" office:date-value="2022-11-10" calcext:value-type="date">
            <text:p>10/1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GENOSOURCE CAPTAIN-ET</text:p>
          </table:table-cell>
          <table:table-cell table:style-name="ce4" office:value-type="string" calcext:value-type="string">
            <text:p>TENTAÇÃO DA PEZ</text:p>
          </table:table-cell>
          <table:table-cell table:style-name="ce26"/>
          <table:table-cell table:style-name="ce43"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3"/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ALISMA </text:p>
          </table:table-cell>
          <table:table-cell table:style-name="ce4" office:value-type="string" calcext:value-type="string">
            <text:p>DIALANA FIV DA F.E </text:p>
          </table:table-cell>
          <table:table-cell table:style-name="ce26" office:value-type="string" calcext:value-type="string">
            <text:p>6.476 KG/LEITE</text:p>
          </table:table-cell>
          <table:table-cell table:style-name="ce43"/>
          <table:table-cell table:style-name="ce2" office:value-type="float" office:value="45" calcext:value-type="float">
            <text:p>45</text:p>
          </table:table-cell>
          <table:table-cell table:style-name="ce27" office:value-type="string" calcext:value-type="string">
            <text:p>SEGUE COM PRENHEZ CONFIRMADA DE EMBRIÃO 1/2 SANGUE DO ACASALAMENTO (FARNEAR NACHO 41092-ET x KAYTE FIV) COM PREVISÃO DE PARTO PARA <text:s/>18/11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style-name="ce31" office:value-type="string" calcext:value-type="string">
            <text:p>SERRA DA PEZ</text:p>
          </table:table-cell>
          <table:table-cell table:style-name="ce35" office:value-type="string" calcext:value-type="string">
            <text:p>4205-CL</text:p>
          </table:table-cell>
          <table:table-cell table:style-name="ce22" office:value-type="date" office:date-value="2022-11-16" calcext:value-type="date">
            <text:p>16/1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EDG JEDI FILMORE-ET</text:p>
          </table:table-cell>
          <table:table-cell table:style-name="ce4" office:value-type="string" calcext:value-type="string">
            <text:p>VARSOVIA FIV </text:p>
          </table:table-cell>
          <table:table-cell table:style-name="ce26"/>
          <table:table-cell table:style-name="ce43"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S-S-I MONTROSS JEDI - ET </text:p>
          </table:table-cell>
          <table:table-cell table:style-name="ce4" office:value-type="string" calcext:value-type="string">
            <text:p>EDG KA DIRECT 3284-ET </text:p>
          </table:table-cell>
          <table:table-cell table:style-name="ce43"/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FARDO FIV F. MUTUM </text:p>
          </table:table-cell>
          <table:table-cell table:style-name="ce4" office:value-type="string" calcext:value-type="string">
            <text:p>BELZA FIV DA F.E </text:p>
          </table:table-cell>
          <table:table-cell table:style-name="ce26" office:value-type="string" calcext:value-type="string">
            <text:p>4.953 KG/LEITE</text:p>
          </table:table-cell>
          <table:table-cell table:style-name="ce43"/>
          <table:table-cell table:style-name="ce2" office:value-type="float" office:value="46" calcext:value-type="float">
            <text:p>46</text:p>
          </table:table-cell>
          <table:table-cell table:style-name="ce27" office:value-type="string" calcext:value-type="string">
            <text:p>SEGUE COM PRENHEZ CONFIRMADA DE EMBRIÃO 1/2 SANGUE DO ACASALAMENTO (DG TIQ TAQ x ANGELICA FIV) COM PREVISÃO DE PARTO PARA <text:s/>30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7" calcext:value-type="float">
            <text:p>47</text:p>
          </table:table-cell>
          <table:table-cell table:style-name="ce31" office:value-type="string" calcext:value-type="string">
            <text:p>CAMBARA FIV DA PEZ</text:p>
          </table:table-cell>
          <table:table-cell table:style-name="ce35" office:value-type="string" calcext:value-type="string">
            <text:p>4229-CL</text:p>
          </table:table-cell>
          <table:table-cell table:style-name="ce22" office:value-type="date" office:date-value="2022-11-25" calcext:value-type="date">
            <text:p>25/11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SIEMERS DOC HANCOCK</text:p>
          </table:table-cell>
          <table:table-cell table:style-name="ce4" office:value-type="string" calcext:value-type="string">
            <text:p>LAVANDERIA FIV CAL</text:p>
          </table:table-cell>
          <table:table-cell table:style-name="ce26" office:value-type="string" calcext:value-type="string">
            <text:p>6.158 KG/LEITE</text:p>
          </table:table-cell>
          <table:table-cell table:style-name="ce43"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JAGUAR TE DO GAVIÃO </text:p>
          </table:table-cell>
          <table:table-cell table:style-name="ce4" office:value-type="string" calcext:value-type="string">
            <text:p>ENTOADA FIV CAL </text:p>
          </table:table-cell>
          <table:table-cell table:style-name="ce26"/>
          <table:table-cell table:style-name="ce43"/>
          <table:table-cell table:style-name="ce2" office:value-type="float" office:value="47" calcext:value-type="float">
            <text:p>47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8" calcext:value-type="float">
            <text:p>48</text:p>
          </table:table-cell>
          <table:table-cell table:style-name="ce33" office:value-type="string" calcext:value-type="string">
            <text:p>FORMIGA FIV DA PEZ</text:p>
          </table:table-cell>
          <table:table-cell table:style-name="ce38" office:value-type="string" calcext:value-type="string">
            <text:p>4215-CL</text:p>
          </table:table-cell>
          <table:table-cell table:style-name="ce23" office:value-type="date" office:date-value="2022-12-08" calcext:value-type="date">
            <text:p>8/1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IEMERS DOC HANCOCK</text:p>
          </table:table-cell>
          <table:table-cell table:style-name="ce9" office:value-type="string" calcext:value-type="string">
            <text:p>MANDALA FIV</text:p>
          </table:table-cell>
          <table:table-cell table:style-name="ce26"/>
          <table:table-cell table:style-name="ce43"/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8" calcext:value-type="float">
            <text:p>48</text:p>
          </table:table-cell>
          <table:table-cell table:style-name="ce9" office:value-type="string" calcext:value-type="string">
            <text:p>GABINETE SILVANIA </text:p>
          </table:table-cell>
          <table:table-cell table:style-name="ce9" office:value-type="string" calcext:value-type="string">
            <text:p>CALISTA CAL </text:p>
          </table:table-cell>
          <table:table-cell table:style-name="ce26" office:value-type="string" calcext:value-type="string">
            <text:p>7.657 KG/LEITE</text:p>
          </table:table-cell>
          <table:table-cell table:style-name="ce43"/>
          <table:table-cell table:style-name="ce2" office:value-type="float" office:value="48" calcext:value-type="float">
            <text:p>48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49" calcext:value-type="float">
            <text:p>49</text:p>
          </table:table-cell>
          <table:table-cell table:style-name="ce33" office:value-type="string" calcext:value-type="string">
            <text:p>GAITA FIV DA PEZ</text:p>
          </table:table-cell>
          <table:table-cell table:style-name="ce38" office:value-type="string" calcext:value-type="string">
            <text:p>4208-CL</text:p>
          </table:table-cell>
          <table:table-cell table:style-name="ce23" office:value-type="date" office:date-value="2022-12-10" calcext:value-type="date">
            <text:p>10/1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SIEMERS DOC HANCOCK</text:p>
          </table:table-cell>
          <table:table-cell table:style-name="ce9" office:value-type="string" calcext:value-type="string">
            <text:p>LESSA FIV </text:p>
          </table:table-cell>
          <table:table-cell table:style-name="ce26"/>
          <table:table-cell table:style-name="ce43"/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49" calcext:value-type="float">
            <text:p>49</text:p>
          </table:table-cell>
          <table:table-cell table:style-name="ce9" office:value-type="string" calcext:value-type="string">
            <text:p>JAGUAR TE DO GAVIÃO </text:p>
          </table:table-cell>
          <table:table-cell table:style-name="ce9" office:value-type="string" calcext:value-type="string">
            <text:p>PANCHITA DONA BEJA </text:p>
          </table:table-cell>
          <table:table-cell table:style-name="ce26" office:value-type="string" calcext:value-type="string">
            <text:p>6.046 KG/LEITE</text:p>
          </table:table-cell>
          <table:table-cell table:style-name="ce43"/>
          <table:table-cell table:style-name="ce2" office:value-type="float" office:value="49" calcext:value-type="float">
            <text:p>49</text:p>
          </table:table-cell>
          <table:table-cell table:style-name="ce28" office:value-type="string" calcext:value-type="string">
            <text:p>SEGUE COM PRENHEZ CONFIRMADA DE INSEMINAÇÃO DO TOURO JOOK ESTN QUALITY-ET(SEX) COM PREVISÃO DE PARTO PARA <text:s/>30/12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50" calcext:value-type="float">
            <text:p>50</text:p>
          </table:table-cell>
          <table:table-cell table:style-name="ce33" office:value-type="string" calcext:value-type="string">
            <text:p>GOIABADA FIV DA PEZ</text:p>
          </table:table-cell>
          <table:table-cell table:style-name="ce39" office:value-type="string" calcext:value-type="string">
            <text:p>4222-CL</text:p>
          </table:table-cell>
          <table:table-cell table:style-name="ce23" office:value-type="date" office:date-value="2022-12-15" calcext:value-type="date">
            <text:p>15/12/2022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SIEMERS DOC HANCOCK</text:p>
          </table:table-cell>
          <table:table-cell table:style-name="ce9" office:value-type="string" calcext:value-type="string">
            <text:p>LESSA FIV </text:p>
          </table:table-cell>
          <table:table-cell table:style-name="ce26"/>
          <table:table-cell table:style-name="ce43"/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WOODCREST KING DOC </text:p>
          </table:table-cell>
          <table:table-cell table:style-name="ce4" office:value-type="string" calcext:value-type="string">
            <text:p>SIEMERS MONTEREY HANAN-ET <text:s/></text:p>
          </table:table-cell>
          <table:table-cell table:style-name="ce43"/>
          <table:table-cell table:style-name="ce2" office:value-type="float" office:value="50" calcext:value-type="float">
            <text:p>50</text:p>
          </table:table-cell>
          <table:table-cell table:style-name="ce9" office:value-type="string" calcext:value-type="string">
            <text:p>JAGUAR TE DO GAVIÃO </text:p>
          </table:table-cell>
          <table:table-cell table:style-name="ce9" office:value-type="string" calcext:value-type="string">
            <text:p>PANCHITA DONA BEJA </text:p>
          </table:table-cell>
          <table:table-cell table:style-name="ce26" office:value-type="string" calcext:value-type="string">
            <text:p>6.046 KG/LEITE</text:p>
          </table:table-cell>
          <table:table-cell table:style-name="ce43"/>
          <table:table-cell table:style-name="ce2" office:value-type="float" office:value="50" calcext:value-type="float">
            <text:p>50</text:p>
          </table:table-cell>
          <table:table-cell table:style-name="ce27" office:value-type="string" calcext:value-type="string">
            <text:p>SEGUE COM PRENHEZ CONFIRMADA DE EMBRIÃO 1/2 SANGUE DO ACASALAMENTO (GENOSOURCE CAPT HIGHCARD-ET x PERFUMADA FIV) COM PREVISÃO DE PARTO PARA <text:s/>09/12/2024 SEXADO DE FÊMEA <text:s text:c="4"/></text:p>
          </table:table-cell>
          <table:table-cell table:number-columns-repeated="16362"/>
        </table:table-row>
        <table:table-row table:style-name="ro3">
          <table:table-cell table:style-name="ce6" office:value-type="float" office:value="51" calcext:value-type="float">
            <text:p>51</text:p>
          </table:table-cell>
          <table:table-cell table:style-name="ce33" office:value-type="string" calcext:value-type="string">
            <text:p>PARCELA FIV DA PEZ</text:p>
          </table:table-cell>
          <table:table-cell table:style-name="ce38" office:value-type="string" calcext:value-type="string">
            <text:p>4202-CL</text:p>
          </table:table-cell>
          <table:table-cell table:style-name="ce23" office:value-type="date" office:date-value="2023-01-29" calcext:value-type="date">
            <text:p>29/1/2023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GENOSOURCE CAPTAIN-ET</text:p>
          </table:table-cell>
          <table:table-cell table:style-name="ce9" office:value-type="string" calcext:value-type="string">
            <text:p>CHANIA FIV </text:p>
          </table:table-cell>
          <table:table-cell table:style-name="ce26"/>
          <table:table-cell table:style-name="ce43"/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HURTGENLEA RICHARD CHARL - ET </text:p>
          </table:table-cell>
          <table:table-cell table:style-name="ce4" office:value-type="string" calcext:value-type="string">
            <text:p>GENOSOURCE SABRE 35223 - ET </text:p>
          </table:table-cell>
          <table:table-cell table:style-name="ce43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TABU TE DA CAL </text:p>
          </table:table-cell>
          <table:table-cell table:style-name="ce9" office:value-type="string" calcext:value-type="string">
            <text:p>CARBINA FIV CAL </text:p>
          </table:table-cell>
          <table:table-cell table:style-name="ce26" office:value-type="string" calcext:value-type="string">
            <text:p>7.002 KG/LEITE</text:p>
          </table:table-cell>
          <table:table-cell table:style-name="ce43"/>
          <table:table-cell table:style-name="ce2" office:value-type="float" office:value="51" calcext:value-type="float">
            <text:p>51</text:p>
          </table:table-cell>
          <table:table-cell table:style-name="ce28" office:value-type="string" calcext:value-type="string">
            <text:p>SEGUE COM PRENHEZ CONFIRMADA DE INSEMINAÇÃO DO TOURO WELCOME IN OUR WORLD(CV) COM PREVISÃO DE PARTO PARA <text:s/>31/12/2024 SEXADO DE FÊMEA <text:s text:c="3"/></text:p>
          </table:table-cell>
          <table:table-cell table:number-columns-repeated="16362"/>
        </table:table-row>
        <table:table-row table:style-name="ro3">
          <table:table-cell table:style-name="ce6" office:value-type="float" office:value="52" calcext:value-type="float">
            <text:p>52</text:p>
          </table:table-cell>
          <table:table-cell table:style-name="ce28" office:value-type="string" calcext:value-type="string">
            <text:p>OPOSITORA FIV DA PEZ</text:p>
          </table:table-cell>
          <table:table-cell table:style-name="ce39" office:value-type="string" calcext:value-type="string">
            <text:p>4207-CL</text:p>
          </table:table-cell>
          <table:table-cell table:style-name="ce23" office:value-type="date" office:date-value="2023-05-08" calcext:value-type="date">
            <text:p>8/5/2023</text:p>
          </table:table-cell>
          <table:table-cell table:style-name="ce40" office:value-type="string" calcext:value-type="string">
            <text:p>1/2 HO + 1/2 GIR</text:p>
          </table:table-cell>
          <table:table-cell table:style-name="ce43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KINGS-RANSOM D CADILLAC-ET</text:p>
          </table:table-cell>
          <table:table-cell table:style-name="ce9" office:value-type="string" calcext:value-type="string">
            <text:p>FUTURA DE GUARAMIRANGA</text:p>
          </table:table-cell>
          <table:table-cell table:style-name="ce26" office:value-type="string" calcext:value-type="string">
            <text:p>7.420 KG/LEITE</text:p>
          </table:table-cell>
          <table:table-cell table:style-name="ce43"/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WOODCREST KING DOC </text:p>
          </table:table-cell>
          <table:table-cell table:style-name="ce9" office:value-type="string" calcext:value-type="string">
            <text:p>KINGS-RANSOM CANTELOUPES -ET </text:p>
          </table:table-cell>
          <table:table-cell table:style-name="ce43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GENGIS KHAN DE BRASILIA </text:p>
          </table:table-cell>
          <table:table-cell table:style-name="ce9" office:value-type="string" calcext:value-type="string">
            <text:p>ZOELETE FIV DOS POÇÕES </text:p>
          </table:table-cell>
          <table:table-cell table:style-name="ce26"/>
          <table:table-cell table:style-name="ce43"/>
          <table:table-cell table:style-name="ce2" office:value-type="float" office:value="52" calcext:value-type="float">
            <text:p>52</text:p>
          </table:table-cell>
          <table:table-cell table:style-name="ce29"/>
          <table:table-cell table:number-columns-repeated="16362"/>
        </table:table-row>
        <table:table-row table:style-name="ro3">
          <table:table-cell table:style-name="ce6" office:value-type="float" office:value="53" calcext:value-type="float">
            <text:p>53</text:p>
          </table:table-cell>
          <table:table-cell table:style-name="ce28" office:value-type="string" calcext:value-type="string">
            <text:p>COLONIA FIV DA PEZ</text:p>
          </table:table-cell>
          <table:table-cell table:style-name="ce28" office:value-type="string" calcext:value-type="string">
            <text:p>8088-CK</text:p>
          </table:table-cell>
          <table:table-cell table:style-name="ce23" office:value-type="date" office:date-value="2023-06-03" calcext:value-type="date">
            <text:p>3/6/2023</text:p>
          </table:table-cell>
          <table:table-cell table:style-name="ce41" office:value-type="string" calcext:value-type="string">
            <text:p>1/4 HO + 3/4 GIR</text:p>
          </table:table-cell>
          <table:table-cell table:style-name="ce43"/>
          <table:table-cell table:style-name="ce2" office:value-type="float" office:value="53" calcext:value-type="float">
            <text:p>53</text:p>
          </table:table-cell>
          <table:table-cell table:style-name="ce25" office:value-type="string" calcext:value-type="string">
            <text:p>JAGUAR TE DO GAVIÃO</text:p>
          </table:table-cell>
          <table:table-cell table:style-name="ce9" office:value-type="string" calcext:value-type="string">
            <text:p>CARLOTA FIV DA PEZ</text:p>
          </table:table-cell>
          <table:table-cell table:style-name="ce26" office:value-type="string" calcext:value-type="string">
            <text:p>11.626 KG/LEITE </text:p>
          </table:table-cell>
          <table:table-cell table:style-name="ce43"/>
          <table:table-cell table:style-name="ce2" office:value-type="float" office:value="53" calcext:value-type="float">
            <text:p>53</text:p>
          </table:table-cell>
          <table:table-cell table:style-name="ce10" office:value-type="string" calcext:value-type="string">
            <text:p>S.C.UACAI JAGUAR </text:p>
          </table:table-cell>
          <table:table-cell table:style-name="ce10" office:value-type="string" calcext:value-type="string">
            <text:p>UMIDADE </text:p>
          </table:table-cell>
          <table:table-cell table:style-name="ce43"/>
          <table:table-cell table:style-name="ce2" office:value-type="float" office:value="53" calcext:value-type="float">
            <text:p>53</text:p>
          </table:table-cell>
          <table:table-cell table:style-name="ce9" office:value-type="string" calcext:value-type="string">
            <text:p>MS ATLESS SHT AFTERSHOCK-ET</text:p>
          </table:table-cell>
          <table:table-cell table:style-name="ce9" office:value-type="string" calcext:value-type="string">
            <text:p>DENGOSA TE DO TARIN </text:p>
          </table:table-cell>
          <table:table-cell table:style-name="ce26" office:value-type="string" calcext:value-type="string">
            <text:p>8.077 KG/LEITE</text:p>
          </table:table-cell>
          <table:table-cell table:style-name="ce43"/>
          <table:table-cell table:style-name="ce2" office:value-type="float" office:value="53" calcext:value-type="float">
            <text:p>53</text:p>
          </table:table-cell>
          <table:table-cell table:style-name="ce29"/>
          <table:table-cell table:number-columns-repeated="16362"/>
        </table:table-row>
        <table:table-row table:style-name="ro3">
          <table:table-cell table:style-name="ce6" office:value-type="float" office:value="54" calcext:value-type="float">
            <text:p>54</text:p>
          </table:table-cell>
          <table:table-cell table:style-name="ce34" office:value-type="string" calcext:value-type="string">
            <text:p>GLORIA FIV</text:p>
          </table:table-cell>
          <table:table-cell table:style-name="ce28" office:value-type="string" calcext:value-type="string">
            <text:p>PEZ279</text:p>
          </table:table-cell>
          <table:table-cell table:style-name="ce24" office:value-type="date" office:date-value="2023-03-30" calcext:value-type="date">
            <text:p>30/3/2023</text:p>
          </table:table-cell>
          <table:table-cell table:style-name="ce42" office:value-type="string" calcext:value-type="string">
            <text:p>GIR PO</text:p>
          </table:table-cell>
          <table:table-cell table:style-name="ce43"/>
          <table:table-cell table:style-name="ce2" office:value-type="float" office:value="54" calcext:value-type="float">
            <text:p>54</text:p>
          </table:table-cell>
          <table:table-cell table:style-name="ce10" office:value-type="string" calcext:value-type="string">
            <text:p>JAGUAR TE DO GAVIÃO</text:p>
          </table:table-cell>
          <table:table-cell table:style-name="ce10" office:value-type="string" calcext:value-type="string">
            <text:p>FUTURA DE GUARAMIRANGA</text:p>
          </table:table-cell>
          <table:table-cell table:style-name="ce26" office:value-type="string" calcext:value-type="string">
            <text:p>7.420 KG/LEITE</text:p>
          </table:table-cell>
          <table:table-cell table:style-name="ce43"/>
          <table:table-cell table:style-name="ce2" office:value-type="float" office:value="54" calcext:value-type="float">
            <text:p>54</text:p>
          </table:table-cell>
          <table:table-cell table:style-name="ce10" office:value-type="string" calcext:value-type="string">
            <text:p>S.C.UACAI JAGUAR </text:p>
          </table:table-cell>
          <table:table-cell table:style-name="ce10" office:value-type="string" calcext:value-type="string">
            <text:p>UMIDADE </text:p>
          </table:table-cell>
          <table:table-cell table:style-name="ce43"/>
          <table:table-cell table:style-name="ce2" office:value-type="float" office:value="54" calcext:value-type="float">
            <text:p>54</text:p>
          </table:table-cell>
          <table:table-cell table:style-name="ce9" office:value-type="string" calcext:value-type="string">
            <text:p>GENGIS KHAN DE BRASILIA </text:p>
          </table:table-cell>
          <table:table-cell table:style-name="ce9" office:value-type="string" calcext:value-type="string">
            <text:p>ZOELETE FIV DOS POÇÕES </text:p>
          </table:table-cell>
          <table:table-cell table:style-name="ce26"/>
          <table:table-cell table:style-name="ce43"/>
          <table:table-cell table:style-name="ce2" office:value-type="float" office:value="54" calcext:value-type="float">
            <text:p>54</text:p>
          </table:table-cell>
          <table:table-cell table:style-name="ce29"/>
          <table:table-cell table:number-columns-repeated="16362"/>
        </table:table-row>
        <table:table-row table:style-name="ro3">
          <table:table-cell table:style-name="ce6" office:value-type="float" office:value="55" calcext:value-type="float">
            <text:p>55</text:p>
          </table:table-cell>
          <table:table-cell table:style-name="ce34" office:value-type="string" calcext:value-type="string">
            <text:p>SERTANEJO DA PEZ</text:p>
          </table:table-cell>
          <table:table-cell table:style-name="ce28" office:value-type="string" calcext:value-type="string">
            <text:p>2435-CD</text:p>
          </table:table-cell>
          <table:table-cell table:style-name="ce23" office:value-type="date" office:date-value="2022-02-28" calcext:value-type="date">
            <text:p>28/2/2022</text:p>
          </table:table-cell>
          <table:table-cell table:style-name="ce41" office:value-type="string" calcext:value-type="string">
            <text:p>3/4 HO + 1/4 GIR</text:p>
          </table:table-cell>
          <table:table-cell table:style-name="ce43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EGAN-DANHOF CHAPTER-ET </text:p>
          </table:table-cell>
          <table:table-cell table:style-name="ce2" office:value-type="string" calcext:value-type="string">
            <text:p>BARGADA FIV DA PEZ </text:p>
          </table:table-cell>
          <table:table-cell table:style-name="ce26" office:value-type="string" calcext:value-type="string">
            <text:p>14.319 KG/LEITE</text:p>
          </table:table-cell>
          <table:table-cell table:style-name="ce43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SANDY-VALLEY CHALLENGER - ET </text:p>
          </table:table-cell>
          <table:table-cell table:style-name="ce2" office:value-type="string" calcext:value-type="string">
            <text:p>REGAN-DANHOF JEDI CASHMERE</text:p>
          </table:table-cell>
          <table:table-cell table:style-name="ce43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EGANCREST-GV S BRADNICK-ET </text:p>
          </table:table-cell>
          <table:table-cell table:style-name="ce2" office:value-type="string" calcext:value-type="string">
            <text:p>DENGOSA TE DO TARIN </text:p>
          </table:table-cell>
          <table:table-cell table:style-name="ce26" office:value-type="string" calcext:value-type="string">
            <text:p>8.077 KG/LEITE </text:p>
          </table:table-cell>
          <table:table-cell table:style-name="ce43"/>
          <table:table-cell table:style-name="ce2" office:value-type="float" office:value="55" calcext:value-type="float">
            <text:p>55</text:p>
          </table:table-cell>
          <table:table-cell table:style-name="ce30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1"/>
          <table:table-cell table:style-name="ce46" office:value-type="string" calcext:value-type="string">
            <text:p><text:s/>| lact.: </text:p>
          </table:table-cell>
          <table:table-cell table:number-columns-repeated="16362"/>
        </table:table-row>
        <table:table-row table:style-name="ro3" table:number-rows-repeated="942">
          <table:table-cell table:number-columns-repeated="1638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TALAGO_20_" style:display-name="PageStyle_CATALAGO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S" style:display-name="PageStyle_VIDE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5:47:18</meta:creation-date>
    <meta:initial-creator>Ricardo Ribeiro De Afonseca Ribeiro De Afonseca</meta:initial-creator>
    <dc:date>2024-08-14T15:49:55.685189774</dc:date>
    <meta:editing-duration>PT21M11S</meta:editing-duration>
    <meta:editing-cycles>3</meta:editing-cycles>
    <meta:generator>LibreOffice/24.2.5.2$Linux_X86_64 LibreOffice_project/d6e8b0f3fc6e8af2b00cf4969fd0d2fa45b9a62e</meta:generator>
    <meta:document-statistic meta:table-count="2" meta:cell-count="1918" meta:object-count="0"/>
  </office:meta>
</office:document-meta>
</file>